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paragraph-rsid="00241387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2b3b68" officeooo:paragraph-rsid="002b3b68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2bb7af" officeooo:paragraph-rsid="002bb7af"/>
    </style:style>
    <style:style style:name="P7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fo:font-weight="bold" officeooo:rsid="00122bac" officeooo:paragraph-rsid="00122bac" style:font-size-asian="18pt" style:font-weight-asian="bold" style:font-size-complex="18pt" style:font-weight-complex="bold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font-size="11pt" fo:language="fr" fo:country="FR" officeooo:rsid="0024ec47" officeooo:paragraph-rsid="0024ec47" style:font-size-asian="11pt" style:font-size-complex="11pt"/>
    </style:style>
    <style:style style:name="P14" style:family="paragraph" style:parent-style-name="Standard">
      <style:text-properties fo:font-size="11pt" fo:language="fr" fo:country="FR" officeooo:rsid="0022fe5d" officeooo:paragraph-rsid="00264f18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64f1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fbd91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6b385" officeooo:paragraph-rsid="001880f0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a20f4" officeooo:paragraph-rsid="001a20f4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b16c0" officeooo:paragraph-rsid="001b16c0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22fe5d" officeooo:paragraph-rsid="0022fe5d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3b4a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22bac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5d11e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ecc5" officeooo:paragraph-rsid="002becc5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71fd9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2fe5d" officeooo:paragraph-rsid="0022fe5d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0fcee" officeooo:paragraph-rsid="0020fce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2d09" officeooo:paragraph-rsid="00272d09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0a3af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26fc8" officeooo:paragraph-rsid="00326fc8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6d5fd" officeooo:paragraph-rsid="0036d5fd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394f3f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a9d4" officeooo:paragraph-rsid="003da9d4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41d5d3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22bac" officeooo:paragraph-rsid="00122bac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3b68" officeooo:paragraph-rsid="002b3b68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45a0f" officeooo:paragraph-rsid="001880f0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22bac" officeooo:paragraph-rsid="00122bac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36d5fd" officeooo:paragraph-rsid="0036d5fd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5d3" officeooo:paragraph-rsid="0041d5d3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9ce" officeooo:paragraph-rsid="0041d9ce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Text_20_body">
      <style:text-properties fo:font-size="11pt" fo:language="fr" fo:country="FR" officeooo:rsid="00241387" officeooo:paragraph-rsid="00241387" style:font-size-asian="9.60000038146973pt" style:font-size-complex="11pt"/>
    </style:style>
    <style:style style:name="P59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3b804b" officeooo:paragraph-rsid="003b804b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Standard">
      <style:text-properties fo:font-size="11pt" officeooo:paragraph-rsid="00301b0f" style:font-size-asian="11pt" style:font-size-complex="11pt"/>
    </style:style>
    <style:style style:name="P61" style:family="paragraph" style:parent-style-name="Standard">
      <style:text-properties fo:font-size="11pt" officeooo:rsid="00301b0f" officeooo:paragraph-rsid="00301b0f" style:font-size-asian="11pt" style:font-size-complex="11pt"/>
    </style:style>
    <style:style style:name="P62" style:family="paragraph" style:parent-style-name="Standard">
      <style:text-properties fo:font-size="11pt" officeooo:paragraph-rsid="0030a3af" style:font-size-asian="11pt" style:font-size-complex="11pt"/>
    </style:style>
    <style:style style:name="P63" style:family="paragraph" style:parent-style-name="Text_20_body">
      <style:text-properties fo:font-size="11pt" style:font-size-asian="11pt" style:font-size-complex="11pt"/>
    </style:style>
    <style:style style:name="P64" style:family="paragraph" style:parent-style-name="Text_20_body">
      <style:text-properties fo:font-size="11pt" officeooo:rsid="002fbd91" officeooo:paragraph-rsid="002fbd91" style:font-size-asian="11pt" style:font-size-complex="11pt"/>
    </style:style>
    <style:style style:name="P65" style:family="paragraph" style:parent-style-name="Standard">
      <style:text-properties officeooo:paragraph-rsid="00264f18"/>
    </style:style>
    <style:style style:name="P66" style:family="paragraph" style:parent-style-name="Standard">
      <style:text-properties officeooo:paragraph-rsid="002fbd91"/>
    </style:style>
    <style:style style:name="P67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64f18" style:font-size-asian="11pt" style:font-style-asian="normal" style:font-weight-asian="normal" style:font-size-complex="11pt"/>
    </style:style>
    <style:style style:name="P68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72d09" style:font-size-asian="11pt" style:font-style-asian="normal" style:font-weight-asian="normal" style:font-size-complex="11pt"/>
    </style:style>
    <style:style style:name="P69" style:family="paragraph" style:parent-style-name="Standard">
      <style:text-properties officeooo:rsid="00301b0f" officeooo:paragraph-rsid="00301b0f"/>
    </style:style>
    <style:style style:name="P70" style:family="paragraph" style:parent-style-name="Standard">
      <style:text-properties officeooo:rsid="00301b0f" officeooo:paragraph-rsid="0030a3af"/>
    </style:style>
    <style:style style:name="P71" style:family="paragraph" style:parent-style-name="Standard">
      <style:text-properties officeooo:paragraph-rsid="0030a3af"/>
    </style:style>
    <style:style style:name="P72" style:family="paragraph" style:parent-style-name="Text_20_body">
      <style:paragraph-properties fo:text-align="justify" style:justify-single-word="false"/>
      <style:text-properties officeooo:paragraph-rsid="0030a3af"/>
    </style:style>
    <style:style style:name="P73" style:family="paragraph" style:parent-style-name="Text_20_body">
      <style:paragraph-properties fo:text-align="justify" style:justify-single-word="false"/>
      <style:text-properties officeooo:rsid="00359e2c" officeooo:paragraph-rsid="00359e2c"/>
    </style:style>
    <style:style style:name="P74" style:family="paragraph" style:parent-style-name="Text_20_body">
      <style:paragraph-properties fo:text-align="justify" style:justify-single-word="false"/>
      <style:text-properties officeooo:rsid="0036d5fd" officeooo:paragraph-rsid="0036d5fd"/>
    </style:style>
    <style:style style:name="P75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officeooo:rsid="00122bac" officeooo:paragraph-rsid="00122bac" style:font-size-asian="18pt" style:font-style-asian="normal" style:font-weight-asian="bold" style:font-size-complex="18pt" style:font-style-complex="normal" style:font-weight-complex="bold"/>
    </style:style>
    <style:style style:name="P76" style:family="paragraph" style:parent-style-name="Heading_20_1">
      <style:text-properties fo:language="fr" fo:country="FR"/>
    </style:style>
    <style:style style:name="P77" style:family="paragraph" style:parent-style-name="Heading_20_1">
      <style:text-properties officeooo:rsid="0030a3af" officeooo:paragraph-rsid="0030a3af"/>
    </style:style>
    <style:style style:name="P78" style:family="paragraph" style:parent-style-name="Heading_20_2">
      <style:text-properties fo:language="fr" fo:country="FR" officeooo:rsid="002132a3" officeooo:paragraph-rsid="002132a3"/>
    </style:style>
    <style:style style:name="P79" style:family="paragraph" style:parent-style-name="Heading_20_2">
      <style:text-properties officeooo:paragraph-rsid="005800d6"/>
    </style:style>
    <style:style style:name="P80" style:family="paragraph" style:parent-style-name="Heading_20_3">
      <style:text-properties officeooo:paragraph-rsid="002fbd91"/>
    </style:style>
    <style:style style:name="P81" style:family="paragraph" style:parent-style-name="Heading_20_3">
      <style:text-properties officeooo:rsid="002fbd91" officeooo:paragraph-rsid="002fbd91"/>
    </style:style>
    <style:style style:name="P82" style:family="paragraph" style:parent-style-name="Heading_20_3">
      <style:text-properties officeooo:rsid="00301b0f" officeooo:paragraph-rsid="00301b0f"/>
    </style:style>
    <style:style style:name="P83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572705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style:font-name="Times New Roman" fo:font-size="11pt" fo:language="fr" fo:country="FR" fo:font-style="normal" fo:font-weight="normal" officeooo:rsid="00301b0f" officeooo:paragraph-rsid="00301b0f" style:font-size-asian="11pt" style:font-style-asian="normal" style:font-weight-asian="normal" style:font-size-complex="11pt"/>
    </style:style>
    <style:style style:name="P87" style:family="paragraph" style:parent-style-name="Standard">
      <style:text-properties style:font-name="Times New Roman" fo:font-size="11pt" fo:language="fr" fo:country="FR" fo:font-style="normal" fo:font-weight="normal" officeooo:rsid="00301b0f" officeooo:paragraph-rsid="0030a3af" style:font-size-asian="11pt" style:font-style-asian="normal" style:font-weight-asian="normal" style:font-size-complex="11pt"/>
    </style:style>
    <style:style style:name="P88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301b0f" style:font-size-asian="11pt" style:font-style-asian="normal" style:font-weight-asian="normal" style:font-size-complex="11pt"/>
    </style:style>
    <style:style style:name="P89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72d09" style:font-size-asian="9.60000038146973pt" style:font-style-asian="normal" style:font-weight-asian="normal" style:font-size-complex="11pt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fo:font-weight="bold" officeooo:rsid="0022fe5d" officeooo:paragraph-rsid="00264f18" style:font-size-asian="11pt" style:font-style-asian="italic" style:font-weight-asian="bold" style:font-size-complex="11pt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880f0" style:font-size-asian="11pt" style:font-weight-asian="normal" style:font-size-complex="11pt" style:font-weight-complex="normal"/>
    </style:style>
    <style:style style:name="P93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a20f4" style:font-size-asian="11pt" style:font-weight-asian="normal" style:font-size-complex="11pt" style:font-weight-complex="normal"/>
    </style:style>
    <style:style style:name="P94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officeooo:rsid="001a20f4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7d7a" officeooo:paragraph-rsid="002d7d7a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Text_20_body" style:list-style-name="L4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Text_20_body" style:list-style-name="L5">
      <style:paragraph-properties fo:text-align="justify" style:justify-single-word="false"/>
      <style:text-properties fo:font-size="11pt" fo:language="fr" fo:country="FR" fo:font-style="normal" fo:font-weight="normal" officeooo:rsid="00359e2c" officeooo:paragraph-rsid="00359e2c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59e2c" officeooo:paragraph-rsid="00359e2c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Text_20_body" style:list-style-name="L6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Text_20_body" style:list-style-name="L6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557175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ed6fc" officeooo:paragraph-rsid="003ed6fc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41d9ce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4f49c8" officeooo:paragraph-rsid="004f49c8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4894d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57175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57175" officeooo:paragraph-rsid="00557175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57175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72705" officeooo:paragraph-rsid="00572705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72705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00d6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00d6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70ef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Text_20_body" style:list-style-name="L3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13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b7af" officeooo:paragraph-rsid="002bb7af" style:font-size-asian="9.60000038146973pt" style:font-style-asian="normal" style:font-weight-asian="normal" style:font-size-complex="11pt" style:font-style-complex="normal" style:font-weight-complex="normal"/>
    </style:style>
    <style:style style:name="P13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0a513" officeooo:paragraph-rsid="0050a513" style:font-size-asian="11pt" style:font-style-asian="normal" style:font-weight-asian="bold" style:font-size-complex="11pt" style:font-style-complex="normal" style:font-weight-complex="bold"/>
    </style:style>
    <style:style style:name="P13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0a513" officeooo:paragraph-rsid="005800d6" style:font-size-asian="11pt" style:font-style-asian="normal" style:font-weight-asian="bold" style:font-size-complex="11pt" style:font-style-complex="normal" style:font-weight-complex="bold"/>
    </style:style>
    <style:style style:name="P13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72705" officeooo:paragraph-rsid="00574195" style:font-size-asian="11pt" style:font-style-asian="normal" style:font-weight-asian="bold" style:font-size-complex="11pt" style:font-style-complex="normal" style:font-weight-complex="bold"/>
    </style:style>
    <style:style style:name="P138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italic" fo:font-weight="normal" officeooo:rsid="00394f3f" officeooo:paragraph-rsid="00394f3f" style:font-size-asian="11pt" style:font-style-asian="italic" style:font-weight-asian="normal" style:font-size-complex="11pt" style:font-style-complex="italic" style:font-weight-complex="normal"/>
    </style:style>
    <style:style style:name="P139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italic" fo:font-weight="normal" officeooo:rsid="0039e374" officeooo:paragraph-rsid="0039e374" style:font-size-asian="11pt" style:font-style-asian="italic" style:font-weight-asian="normal" style:font-size-complex="11pt" style:font-style-complex="italic" style:font-weight-complex="normal"/>
    </style:style>
    <style:style style:name="P140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bold" officeooo:rsid="00529942" officeooo:paragraph-rsid="00574195" style:font-size-asian="11pt" style:font-style-asian="italic" style:font-weight-asian="bold" style:font-size-complex="11pt" style:font-style-complex="italic" style:font-weight-complex="bold"/>
    </style:style>
    <style:style style:name="P141" style:family="paragraph" style:parent-style-name="Text_20_body">
      <style:text-properties fo:font-size="11pt" style:font-size-asian="9.60000038146973pt" style:font-size-complex="11pt"/>
    </style:style>
    <style:style style:name="P142" style:family="paragraph" style:parent-style-name="Text_20_body">
      <style:text-properties fo:font-size="11pt" officeooo:rsid="005870ef" officeooo:paragraph-rsid="005870ef" style:font-size-asian="9.60000038146973pt" style:font-size-complex="11pt"/>
    </style:style>
    <style:style style:name="P143" style:family="paragraph" style:parent-style-name="Text_20_body" style:list-style-name="L3">
      <style:paragraph-properties fo:text-align="justify" style:justify-single-word="false"/>
      <style:text-properties fo:language="fr" fo:country="FR" officeooo:rsid="00286482" officeooo:paragraph-rsid="00286482"/>
    </style:style>
    <style:style style:name="P144" style:family="paragraph" style:parent-style-name="Text_20_body" style:list-style-name="L5">
      <style:paragraph-properties fo:text-align="justify" style:justify-single-word="false"/>
      <style:text-properties officeooo:paragraph-rsid="00341137"/>
    </style:style>
    <style:style style:name="P145" style:family="paragraph" style:parent-style-name="Text_20_body" style:list-style-name="L5">
      <style:paragraph-properties fo:text-align="justify" style:justify-single-word="false"/>
      <style:text-properties officeooo:rsid="00359e2c" officeooo:paragraph-rsid="00359e2c"/>
    </style:style>
    <style:style style:name="P146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fo:font-weight="normal" officeooo:rsid="0036d5fd" officeooo:paragraph-rsid="0036d5fd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7" style:family="paragraph">
      <style:paragraph-properties fo:text-align="center"/>
    </style:style>
    <style:style style:name="P14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9" style:family="paragraph">
      <loext:graphic-properties draw:fill="none" draw:fill-color="#ffffff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0" style:family="paragraph">
      <loext:graphic-properties draw:fill="none"/>
    </style:style>
    <style:style style:name="P151" style:family="paragraph">
      <loext:graphic-properties draw:fill="none" draw:fill-color="#ffffff"/>
      <style:text-properties fo:font-size="10pt" style:font-size-asian="10pt" style:font-size-complex="10pt"/>
    </style:style>
    <style:style style:name="P15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5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5" style:family="paragraph">
      <loext:graphic-properties draw:fill="none" draw:fill-color="#ffffff"/>
      <style:paragraph-properties style:writing-mode="lr-tb"/>
      <style:text-properties fo:color="#000000" loext:opacity="100%" fo:font-size="10pt" style:font-size-asian="10pt" style:font-size-complex="10pt"/>
    </style:style>
    <style:style style:name="P156" style:family="paragraph">
      <loext:graphic-properties draw:fill="solid" draw:fill-color="#ffffff"/>
    </style:style>
    <style:style style:name="P157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58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80f0" style:font-weight-asian="bold" style:font-weight-complex="bold"/>
    </style:style>
    <style:style style:name="T4" style:family="text">
      <style:text-properties fo:font-weight="bold" officeooo:rsid="0041d9ce" style:font-weight-asian="bold" style:font-weight-complex="bold"/>
    </style:style>
    <style:style style:name="T5" style:family="text">
      <style:text-properties fo:font-weight="bold" officeooo:rsid="004329eb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29942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41137" style:font-style-asian="italic" style:font-style-complex="italic"/>
    </style:style>
    <style:style style:name="T10" style:family="text">
      <style:text-properties fo:font-style="italic" officeooo:rsid="00359e2c" style:font-style-asian="italic" style:font-style-complex="italic"/>
    </style:style>
    <style:style style:name="T11" style:family="text">
      <style:text-properties fo:font-style="italic" officeooo:rsid="0039e374" style:font-style-asian="italic" style:font-style-complex="italic"/>
    </style:style>
    <style:style style:name="T12" style:family="text">
      <style:text-properties fo:font-style="italic" officeooo:rsid="0041d9ce" style:font-style-asian="italic" style:font-style-complex="italic"/>
    </style:style>
    <style:style style:name="T13" style:family="text">
      <style:text-properties fo:font-style="italic" officeooo:rsid="004329eb" style:font-style-asian="italic" style:font-style-complex="italic"/>
    </style:style>
    <style:style style:name="T14" style:family="text">
      <style:text-properties fo:font-style="italic" officeooo:rsid="00574195" style:font-style-asian="italic" style:font-style-complex="italic"/>
    </style:style>
    <style:style style:name="T15" style:family="text">
      <style:text-properties fo:font-style="italic" officeooo:rsid="005800d6" style:font-style-asian="italic" style:font-style-complex="italic"/>
    </style:style>
    <style:style style:name="T16" style:family="text">
      <style:text-properties fo:font-style="italic" officeooo:rsid="005870ef" style:font-style-asian="italic" style:font-style-complex="italic"/>
    </style:style>
    <style:style style:name="T17" style:family="text">
      <style:text-properties fo:font-style="italic" officeooo:rsid="0059c661" style:font-style-asian="italic" style:font-style-complex="italic"/>
    </style:style>
    <style:style style:name="T18" style:family="text">
      <style:text-properties fo:font-size="11pt" officeooo:rsid="002132a3" style:font-size-asian="9.60000038146973pt" style:font-size-complex="11pt"/>
    </style:style>
    <style:style style:name="T19" style:family="text">
      <style:text-properties fo:font-size="11pt" officeooo:rsid="0022fe5d" style:font-size-asian="9.60000038146973pt" style:font-size-complex="11pt"/>
    </style:style>
    <style:style style:name="T20" style:family="text">
      <style:text-properties fo:font-size="11pt" officeooo:rsid="00241387" style:font-size-asian="9.60000038146973pt" style:font-size-complex="11pt"/>
    </style:style>
    <style:style style:name="T21" style:family="text">
      <style:text-properties fo:font-size="11pt" officeooo:rsid="0024ec47" style:font-size-asian="9.60000038146973pt" style:font-size-complex="11pt"/>
    </style:style>
    <style:style style:name="T22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2b3b68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normal" officeooo:rsid="002bb7af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301b0f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27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28" style:family="text">
      <style:text-properties fo:font-size="11pt" fo:font-style="italic" fo:font-weight="bold" officeooo:rsid="0030a3af" style:font-size-asian="9.60000038146973pt" style:font-style-asian="italic" style:font-weight-asian="bold" style:font-size-complex="11pt" style:font-style-complex="italic" style:font-weight-complex="bold"/>
    </style:style>
    <style:style style:name="T29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language="fr" fo:country="FR" fo:font-style="normal" fo:font-weight="normal" officeooo:rsid="00341137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language="fr" fo:country="FR" fo:font-style="normal" fo:font-weight="normal" officeooo:rsid="00359e2c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language="fr" fo:country="FR" fo:font-style="italic" fo:font-weight="normal" officeooo:rsid="00341137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language="fr" fo:country="FR" fo:font-style="italic" fo:font-weight="normal" officeooo:rsid="00359e2c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officeooo:rsid="00145a0f"/>
    </style:style>
    <style:style style:name="T37" style:family="text">
      <style:text-properties officeooo:rsid="0015d11e"/>
    </style:style>
    <style:style style:name="T38" style:family="text">
      <style:text-properties officeooo:rsid="001681f7"/>
    </style:style>
    <style:style style:name="T39" style:family="text">
      <style:text-properties officeooo:rsid="0016b385"/>
    </style:style>
    <style:style style:name="T40" style:family="text">
      <style:text-properties officeooo:rsid="001880f0"/>
    </style:style>
    <style:style style:name="T41" style:family="text">
      <style:text-properties officeooo:rsid="001a20f4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a20f4" style:font-style-asian="normal" style:font-weight-asian="bold" style:font-style-complex="normal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122bac" style:font-style-asian="normal" style:font-style-complex="normal"/>
    </style:style>
    <style:style style:name="T46" style:family="text">
      <style:text-properties fo:font-style="normal" officeooo:rsid="001880f0" style:font-style-asian="normal" style:font-style-complex="normal"/>
    </style:style>
    <style:style style:name="T47" style:family="text">
      <style:text-properties fo:font-style="normal" officeooo:rsid="001a20f4" style:font-style-asian="normal" style:font-style-complex="normal"/>
    </style:style>
    <style:style style:name="T48" style:family="text">
      <style:text-properties fo:font-style="normal" officeooo:rsid="002d7d7a" style:font-style-asian="normal" style:font-style-complex="normal"/>
    </style:style>
    <style:style style:name="T49" style:family="text">
      <style:text-properties fo:font-style="normal" fo:font-weight="normal" officeooo:rsid="00574195" style:font-style-asian="normal" style:font-weight-asian="normal" style:font-style-complex="normal" style:font-weight-complex="normal"/>
    </style:style>
    <style:style style:name="T50" style:family="text">
      <style:text-properties style:font-name="Times New Roman"/>
    </style:style>
    <style:style style:name="T51" style:family="text">
      <style:text-properties style:font-name="Times New Roman" fo:font-style="normal" officeooo:rsid="00264f18" style:font-style-asian="normal" style:font-style-complex="normal"/>
    </style:style>
    <style:style style:name="T52" style:family="text">
      <style:text-properties style:font-name="Times New Roman" fo:font-style="normal" officeooo:rsid="00271fd9" style:font-style-asian="normal" style:font-style-complex="normal"/>
    </style:style>
    <style:style style:name="T53" style:family="text">
      <style:text-properties style:font-name="Times New Roman" fo:font-style="normal" officeooo:rsid="002d7d7a" style:font-style-asian="normal" style:font-style-complex="normal"/>
    </style:style>
    <style:style style:name="T54" style:family="text">
      <style:text-properties style:font-name="Times New Roman" fo:font-style="normal" officeooo:rsid="002fbd91" style:font-style-asian="normal" style:font-style-complex="normal"/>
    </style:style>
    <style:style style:name="T55" style:family="text">
      <style:text-properties style:font-name="Times New Roman" fo:font-style="normal" fo:font-weight="bold" officeooo:rsid="0022fe5d" style:font-style-asian="normal" style:font-weight-asian="bold" style:font-style-complex="italic" style:font-weight-complex="bold"/>
    </style:style>
    <style:style style:name="T56" style:family="text"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/>
    </style:style>
    <style:style style:name="T57" style:family="text">
      <style:text-properties style:font-name="Times New Roman" fo:font-size="11pt" fo:language="fr" fo:country="FR" fo:font-style="normal" fo:font-weight="normal" officeooo:rsid="0022fe5d" style:font-size-asian="11pt" style:font-style-asian="normal" style:font-weight-asian="normal" style:font-size-complex="11pt"/>
    </style:style>
    <style:style style:name="T58" style:family="text">
      <style:text-properties style:font-name="Times New Roman" fo:font-size="11pt" fo:language="fr" fo:country="FR" fo:font-style="normal" fo:font-weight="normal" officeooo:rsid="0024ec47" style:font-size-asian="11pt" style:font-style-asian="normal" style:font-weight-asian="normal" style:font-size-complex="11pt"/>
    </style:style>
    <style:style style:name="T59" style:family="text">
      <style:text-properties style:font-name="Times New Roman" fo:font-size="11pt" fo:language="fr" fo:country="FR" fo:font-style="normal" fo:font-weight="normal" officeooo:rsid="00286482" style:font-size-asian="11pt" style:font-style-asian="normal" style:font-weight-asian="normal" style:font-size-complex="11pt"/>
    </style:style>
    <style:style style:name="T60" style:family="text">
      <style:text-properties style:font-name="Times New Roman" fo:font-size="11pt" fo:language="fr" fo:country="FR" fo:font-style="normal" fo:font-weight="normal" officeooo:rsid="002fbd91" style:font-size-asian="11pt" style:font-style-asian="normal" style:font-weight-asian="normal" style:font-size-complex="11pt"/>
    </style:style>
    <style:style style:name="T61" style:family="text">
      <style:text-properties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62" style:family="text">
      <style:text-properties style:font-name="Times New Roman" fo:font-size="11pt" fo:language="fr" fo:country="FR" fo:font-style="normal" fo:font-weight="normal" officeooo:rsid="0036d5fd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63" style:family="text">
      <style:text-properties style:font-name="Times New Roman" fo:font-size="11pt" fo:language="fr" fo:country="FR" fo:font-style="italic" fo:font-weight="bold" officeooo:rsid="00264f18" style:font-size-asian="9.60000038146973pt" style:font-style-asian="italic" style:font-weight-asian="bold" style:font-size-complex="11pt" style:font-style-complex="italic" style:font-weight-complex="bold"/>
    </style:style>
    <style:style style:name="T64" style:family="text">
      <style:text-properties style:font-name="Times New Roman" fo:font-size="11pt" fo:language="fr" fo:country="FR" fo:font-style="italic" fo:font-weight="bold" officeooo:rsid="002fbd91" style:font-size-asian="9.60000038146973pt" style:font-style-asian="italic" style:font-weight-asian="bold" style:font-size-complex="11pt" style:font-style-complex="italic" style:font-weight-complex="bold"/>
    </style:style>
    <style:style style:name="T65" style:family="text">
      <style:text-properties style:font-name="Times New Roman" fo:font-size="11pt" fo:font-style="normal" fo:font-weight="normal" style:font-size-asian="11pt" style:font-style-asian="normal" style:font-weight-asian="normal" style:font-size-complex="11pt"/>
    </style:style>
    <style:style style:name="T66" style:family="text">
      <style:text-properties style:font-name="Times New Roman" fo:font-size="11pt" fo:font-style="normal" fo:font-weight="normal" officeooo:rsid="002fbd91" style:font-size-asian="11pt" style:font-style-asian="normal" style:font-weight-asian="normal" style:font-size-complex="11pt"/>
    </style:style>
    <style:style style:name="T67" style:family="text">
      <style:text-properties style:font-name="Times New Roman" fo:font-style="italic" fo:font-weight="bold" officeooo:rsid="0022fe5d" style:font-style-asian="italic" style:font-weight-asian="bold" style:font-style-complex="italic" style:font-weight-complex="bold"/>
    </style:style>
    <style:style style:name="T68" style:family="text">
      <style:text-properties style:font-name="Times New Roman" fo:font-style="italic" fo:font-weight="bold" officeooo:rsid="00271fd9" style:font-style-asian="italic" style:font-weight-asian="bold" style:font-style-complex="italic" style:font-weight-complex="bold"/>
    </style:style>
    <style:style style:name="T69" style:family="text">
      <style:text-properties style:font-name="Times New Roman" fo:language="fr" fo:country="FR" fo:font-style="normal" fo:font-weight="normal" style:font-style-asian="normal" style:font-weight-asian="normal"/>
    </style:style>
    <style:style style:name="T70" style:family="text">
      <style:text-properties style:font-name="Times New Roman" fo:language="fr" fo:country="FR" fo:font-style="normal" fo:font-weight="normal" officeooo:rsid="0022fe5d" style:font-style-asian="normal" style:font-weight-asian="normal"/>
    </style:style>
    <style:style style:name="T71" style:family="text">
      <style:text-properties style:font-name="Times New Roman" fo:language="fr" fo:country="FR" fo:font-style="normal" fo:font-weight="normal" officeooo:rsid="00286482" style:font-style-asian="normal" style:font-weight-asian="normal"/>
    </style:style>
    <style:style style:name="T72" style:family="text">
      <style:text-properties style:font-name="Times New Roman" fo:language="fr" fo:country="FR" fo:font-style="normal" fo:font-weight="normal" officeooo:rsid="00301b0f" style:font-style-asian="normal" style:font-weight-asian="normal"/>
    </style:style>
    <style:style style:name="T73" style:family="text">
      <style:text-properties style:font-name="Times New Roman" officeooo:rsid="0022fe5d"/>
    </style:style>
    <style:style style:name="T74" style:family="text">
      <style:text-properties style:font-name="Times New Roman" officeooo:rsid="0024ec47"/>
    </style:style>
    <style:style style:name="T75" style:family="text">
      <style:text-properties style:font-name="Times New Roman" officeooo:rsid="002fbd91"/>
    </style:style>
    <style:style style:name="T76" style:family="text">
      <style:text-properties style:font-name="Times New Roman" officeooo:rsid="00286482"/>
    </style:style>
    <style:style style:name="T77" style:family="text">
      <style:text-properties fo:color="#c9211e" loext:opacity="100%" style:font-name="Times New Roman" fo:language="fr" fo:country="FR" fo:font-style="normal" fo:font-weight="normal" officeooo:rsid="00286482" style:font-style-asian="normal" style:font-weight-asian="normal"/>
    </style:style>
    <style:style style:name="T78" style:family="text">
      <style:text-properties fo:color="#000000" loext:opacity="100%"/>
    </style:style>
    <style:style style:name="T79" style:family="text">
      <style:text-properties fo:color="#000000" loext:opacity="100%" style:font-name="Times New Roman"/>
    </style:style>
    <style:style style:name="T80" style:family="text">
      <style:text-properties fo:color="#000000" loext:opacity="100%" style:font-name="Times New Roman" fo:language="fr" fo:country="FR" fo:font-style="normal" fo:font-weight="normal" officeooo:rsid="0022fe5d" style:font-style-asian="normal" style:font-weight-asian="normal"/>
    </style:style>
    <style:style style:name="T81" style:family="text">
      <style:text-properties fo:color="#00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82" style:family="text">
      <style:text-properties fo:color="#000000" loext:opacity="100%" style:font-name="Times New Roman" officeooo:rsid="0022fe5d"/>
    </style:style>
    <style:style style:name="T83" style:family="text">
      <style:text-properties fo:color="#000000" loext:opacity="100%" style:font-name="Times New Roman" officeooo:rsid="0024ec47"/>
    </style:style>
    <style:style style:name="T84" style:family="text">
      <style:text-properties fo:color="#000000" loext:opacity="100%" officeooo:rsid="00574195"/>
    </style:style>
    <style:style style:name="T85" style:family="text">
      <style:text-properties fo:color="#000000" loext:opacity="100%" officeooo:rsid="0054894d"/>
    </style:style>
    <style:style style:name="T86" style:family="text">
      <style:text-properties fo:color="#000000" loext:opacity="100%" officeooo:rsid="005870ef"/>
    </style:style>
    <style:style style:name="T87" style:family="text">
      <style:text-properties fo:color="#ff0000" loext:opacity="100%" style:font-name="Times New Roman"/>
    </style:style>
    <style:style style:name="T88" style:family="text">
      <style:text-properties fo:color="#ff0000" loext:opacity="100%"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89" style:family="text">
      <style:text-properties fo:color="#ff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90" style:family="text">
      <style:text-properties fo:color="#ff0000" loext:opacity="100%" style:font-name="Times New Roman" fo:language="fr" fo:country="FR" fo:font-style="normal" fo:font-weight="normal" officeooo:rsid="0024ec47" style:font-style-asian="normal" style:font-weight-asian="normal"/>
    </style:style>
    <style:style style:name="T91" style:family="text">
      <style:text-properties fo:color="#ff0000" loext:opacity="100%" style:font-name="Times New Roman" officeooo:rsid="0024ec47"/>
    </style:style>
    <style:style style:name="T92" style:family="text">
      <style:text-properties officeooo:rsid="002d7d7a"/>
    </style:style>
    <style:style style:name="T93" style:family="text">
      <style:text-properties officeooo:rsid="002fbd91"/>
    </style:style>
    <style:style style:name="T94" style:family="text">
      <style:text-properties officeooo:rsid="0022fe5d"/>
    </style:style>
    <style:style style:name="T95" style:family="text">
      <style:text-properties officeooo:rsid="00301b0f"/>
    </style:style>
    <style:style style:name="T96" style:family="text">
      <style:text-properties officeooo:rsid="0030a3af"/>
    </style:style>
    <style:style style:name="T97" style:family="text">
      <style:text-properties officeooo:rsid="00341137"/>
    </style:style>
    <style:style style:name="T98" style:family="text">
      <style:text-properties style:font-name="Symbol" fo:font-size="11pt" fo:language="fr" fo:country="FR" fo:font-style="normal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99" style:family="text">
      <style:text-properties officeooo:rsid="0039e374"/>
    </style:style>
    <style:style style:name="T100" style:family="text">
      <style:text-properties officeooo:rsid="003ca1de"/>
    </style:style>
    <style:style style:name="T101" style:family="text">
      <style:text-properties officeooo:rsid="003da9d4"/>
    </style:style>
    <style:style style:name="T102" style:family="text">
      <style:text-properties officeooo:rsid="003eb83a"/>
    </style:style>
    <style:style style:name="T103" style:family="text">
      <style:text-properties officeooo:rsid="0041d5d3"/>
    </style:style>
    <style:style style:name="T104" style:family="text">
      <style:text-properties officeooo:rsid="0041d9ce"/>
    </style:style>
    <style:style style:name="T105" style:family="text">
      <style:text-properties officeooo:rsid="004329eb"/>
    </style:style>
    <style:style style:name="T106" style:family="text">
      <style:text-properties officeooo:rsid="0050de40"/>
    </style:style>
    <style:style style:name="T107" style:family="text">
      <style:text-properties officeooo:rsid="00529942"/>
    </style:style>
    <style:style style:name="T108" style:family="text">
      <style:text-properties officeooo:rsid="0054894d"/>
    </style:style>
    <style:style style:name="T109" style:family="text">
      <style:text-properties fo:color="#2a6099" loext:opacity="100%" fo:font-weight="bold" style:font-weight-asian="bold" style:font-weight-complex="bold"/>
    </style:style>
    <style:style style:name="T110" style:family="text">
      <style:text-properties fo:color="#2a6099" loext:opacity="100%" fo:font-weight="bold" officeooo:rsid="00572705" style:font-weight-asian="bold" style:font-weight-complex="bold"/>
    </style:style>
    <style:style style:name="T111" style:family="text">
      <style:text-properties fo:color="#2a6099" loext:opacity="100%" fo:font-weight="bold" officeooo:rsid="0054894d" style:font-weight-asian="bold" style:font-weight-complex="bold"/>
    </style:style>
    <style:style style:name="T112" style:family="text">
      <style:text-properties fo:color="#2a6099" loext:opacity="100%" fo:font-weight="bold" officeooo:rsid="005800d6" style:font-weight-asian="bold" style:font-weight-complex="bold"/>
    </style:style>
    <style:style style:name="T113" style:family="text">
      <style:text-properties fo:color="#2a6099" loext:opacity="100%" fo:font-weight="bold" officeooo:rsid="005870ef" style:font-weight-asian="bold" style:font-weight-complex="bold"/>
    </style:style>
    <style:style style:name="T114" style:family="text">
      <style:text-properties fo:font-weight="normal" officeooo:rsid="00574195" style:font-weight-asian="normal" style:font-weight-complex="normal"/>
    </style:style>
    <style:style style:name="T115" style:family="text">
      <style:text-properties officeooo:rsid="00557175"/>
    </style:style>
    <style:style style:name="T116" style:family="text">
      <style:text-properties officeooo:rsid="00377bb2"/>
    </style:style>
    <style:style style:name="T117" style:family="text">
      <style:text-properties officeooo:rsid="00572705"/>
    </style:style>
    <style:style style:name="T118" style:family="text">
      <style:text-properties officeooo:rsid="00574195"/>
    </style:style>
    <style:style style:name="T119" style:family="text">
      <style:text-properties fo:color="#800080" loext:opacity="100%" fo:font-style="italic" fo:font-weight="bold" officeooo:rsid="00574195" style:font-style-asian="italic" style:font-weight-asian="bold" style:font-style-complex="italic" style:font-weight-complex="bold"/>
    </style:style>
    <style:style style:name="T120" style:family="text">
      <style:text-properties fo:color="#800080" loext:opacity="100%" fo:font-style="italic" officeooo:rsid="00574195" style:font-style-asian="italic" style:font-style-complex="italic"/>
    </style:style>
    <style:style style:name="T121" style:family="text">
      <style:text-properties fo:color="#800080" loext:opacity="100%" officeooo:rsid="00574195"/>
    </style:style>
    <style:style style:name="T122" style:family="text">
      <style:text-properties officeooo:rsid="005800d6"/>
    </style:style>
    <style:style style:name="T123" style:family="text">
      <style:text-properties officeooo:rsid="005870ef"/>
    </style:style>
    <style:style style:name="T124" style:family="text">
      <style:text-properties officeooo:rsid="0059c661"/>
    </style:style>
    <style:style style:name="T12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26" style:family="text">
      <style:text-properties fo:font-size="10pt" fo:font-weight="bold" style:font-size-asian="10pt" style:font-weight-asian="bold" style:font-size-complex="10pt" style:font-weight-complex="bold"/>
    </style:style>
    <style:style style:name="T127" style:family="text">
      <style:text-properties fo:font-size="10pt" fo:font-weight="normal" style:font-size-asian="10pt" style:font-weight-asian="normal" style:font-size-complex="10pt" style:font-weight-complex="normal"/>
    </style:style>
    <style:style style:name="T128" style:family="text">
      <style:text-properties fo:font-size="8pt" style:font-size-asian="8pt" style:font-size-complex="8pt"/>
    </style:style>
    <style:style style:name="T129" style:family="text">
      <style:text-properties fo:font-size="12pt" fo:font-weight="bold" style:font-size-asian="12pt" style:font-weight-asian="bold" style:font-size-complex="12pt" style:font-weight-complex="bold"/>
    </style:style>
    <style:style style:name="T130" style:family="text">
      <style:text-properties fo:color="#000000" loext:opacity="100%" fo:font-size="10pt" style:font-size-asian="10pt" style:font-size-complex="10pt"/>
    </style:style>
    <style:style style:name="T131" style:family="text">
      <style:text-properties fo:color="#000000" loext:opacity="100%" style:font-name="Symbol1" fo:font-size="10pt" style:font-size-asian="10pt" style:font-size-complex="10pt"/>
    </style:style>
    <style:style style:name="T13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33" style:family="text">
      <style:text-properties fo:color="#c9211e" loext:opacity="100%" fo:font-size="8pt" style:font-size-asian="8pt" style:font-size-complex="8pt"/>
    </style:style>
    <style:style style:name="T134" style:family="text">
      <style:text-properties fo:font-size="10pt" fo:font-style="italic" style:font-size-asian="10pt" style:font-style-asian="italic" style:font-size-complex="10pt" style:font-style-complex="italic"/>
    </style:style>
    <style:style style:name="T13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.392cm" fo:min-width="6.6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9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4.979cm" fo:min-width="6.5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1.279cm" fo:min-width="2.464cm" style:run-through="foreground"/>
    </style:style>
    <style:style style:name="gr10" style:family="graphic">
      <style:graphic-properties draw:stroke="none" svg:stroke-color="#000000" draw:fill="none" draw:fill-color="#ffffff" fo:min-height="1.18cm" style:run-through="foreground"/>
      <style:paragraph-properties style:writing-mode="lr-tb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1.256cm" fo:min-width="5.196cm" style:run-through="foreground"/>
    </style:style>
    <style:style style:name="gr12" style:family="graphic">
      <style:graphic-properties draw:stroke="none" svg:stroke-color="#000000" draw:fill="none" draw:fill-color="#ffffff" fo:min-height="1.159cm" style:run-through="foreground"/>
      <style:paragraph-properties style:writing-mode="lr-tb"/>
    </style:style>
    <style:style style:name="gr13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1.256cm" fo:min-width="3.537cm" style:run-through="foreground"/>
    </style:style>
    <style:style style:name="gr15" style:family="graphic">
      <style:graphic-properties draw:stroke="none" svg:stroke-color="#000000" draw:fill="none" draw:fill-color="#ffffff" fo:min-height="0.46cm" style:run-through="foreground"/>
      <style:paragraph-properties style:writing-mode="lr-tb"/>
    </style:style>
    <style:style style:name="gr16" style:family="graphic">
      <style:graphic-properties svg:stroke-color="#000000" draw:marker-end="Extrémités_20_de_20_flèche_20_2" draw:marker-end-width="0.199cm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524cm" style:run-through="foreground"/>
      <style:paragraph-properties style:writing-mode="lr-tb"/>
    </style:style>
    <style:style style:name="gr19" style:family="graphic">
      <style:graphic-properties draw:textarea-horizontal-align="center" draw:textarea-vertical-align="middle" style:run-through="foreground"/>
    </style:style>
    <style:style style:name="gr20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2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000000" draw:fill="none" draw:textarea-horizontal-align="justify" draw:textarea-vertical-align="middle" draw:auto-grow-height="false" fo:min-height="0.601cm" fo:min-width="2.552cm" style:run-through="foreground"/>
    </style:style>
    <style:style style:name="gr24" style:family="graphic">
      <style:graphic-properties draw:stroke="none" svg:stroke-color="#000000" draw:fill="none" draw:fill-color="#ffffff" fo:min-height="0.554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000000" draw:fill="solid" draw:fill-color="#ffffff" draw:textarea-horizontal-align="justify" draw:textarea-vertical-align="middle" draw:auto-grow-height="false" fo:min-height="0.937cm" fo:min-width="4.367cm" draw:shadow="visible" draw:shadow-offset-x="0.199cm" draw:shadow-offset-y="0.199cm" draw:shadow-color="#808080" style:run-through="foreground"/>
    </style:style>
    <style:style style:name="gr28" style:family="graphic">
      <style:graphic-properties draw:stroke="none" svg:stroke-color="#000000" draw:fill="none" draw:fill-color="#ffffff" fo:min-height="0.847cm" style:run-through="foreground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6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50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color="#000000" draw:marker-end="Extrémités_20_de_20_flèche_20_1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000000" draw:textarea-horizontal-align="justify" draw:textarea-vertical-align="middle" draw:auto-grow-height="false" fo:min-height="0.751cm" fo:min-width="2.00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988cm" style:run-through="foreground"/>
      <style:paragraph-properties style:writing-mode="lr-tb"/>
    </style:style>
    <style:style style:name="gr37" style:family="graphic">
      <style:graphic-properties svg:stroke-color="#000000" draw:fill="solid" draw:fill-color="#ff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38" style:family="graphic">
      <style:graphic-properties svg:stroke-color="#000000" draw:textarea-horizontal-align="center" draw:textarea-vertical-align="middle" style:run-through="foreground"/>
    </style:style>
    <style:style style:name="gr39" style:family="graphic">
      <style:graphic-properties svg:stroke-color="#000000" draw:textarea-horizontal-align="justify" draw:textarea-vertical-align="middle" draw:auto-grow-height="false" fo:min-height="0.321cm" fo:min-width="0.164cm" style:run-through="foreground"/>
    </style:style>
    <style:style style:name="gr40" style:family="graphic">
      <style:graphic-properties svg:stroke-color="#000000" draw:textarea-horizontal-align="justify" draw:textarea-vertical-align="middle" draw:auto-grow-height="false" fo:min-height="0.321cm" fo:min-width="0.166cm" style:run-through="foreground"/>
    </style:style>
    <style:style style:name="gr41" style:family="graphic">
      <style:graphic-properties svg:stroke-width="0.019cm" svg:stroke-color="#c0c0c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42" style:family="graphic">
      <style:graphic-properties svg:stroke-width="0.019cm" svg:stroke-color="#00000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43" style:family="graphic">
      <style:graphic-properties draw:stroke="none" svg:stroke-color="#000000" draw:fill="none" draw:fill-color="#ffffff" fo:min-height="1.62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svg:stroke-color="#000000" draw:textarea-horizontal-align="justify" draw:textarea-vertical-align="middle" draw:auto-grow-height="false" fo:min-height="0.751cm" fo:min-width="2.004cm" style:run-through="foreground"/>
    </style:style>
    <style:style style:name="gr47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/>
    </style:style>
    <style:style style:name="gr48" style:family="graphic">
      <style:graphic-properties svg:stroke-color="#000000" draw:marker-end="Extrémités_20_de_20_flèche_20_1" draw:marker-end-width="0.199cm" draw:textarea-horizontal-align="center" draw:textarea-vertical-align="middle" style:run-through="foreground"/>
    </style:style>
    <style:style style:name="gr49" style:family="graphic">
      <style:graphic-properties draw:stroke="none" svg:stroke-color="#000000" draw:fill="none" draw:fill-color="#ffffff" fo:min-height="0.506cm" style:run-through="foreground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0.67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ception d'un protocole et implémentation</text:p>
      <text:p text:style-name="P9">Usage : communication FSK</text:p>
      <text:p text:style-name="P8"/>
      <text:p text:style-name="P8"/>
      <text:p text:style-name="P7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_Toc2092_2496697646" text:style-name="Index_20_Link" text:visited-style-name="Index_20_Link">1. Présentation<text:tab/>2</text:a></text:p>
          <text:p text:style-name="P10"><text:a xlink:type="simple" xlink:href="#__RefHeading___Toc2094_2496697646" text:style-name="Index_20_Link" text:visited-style-name="Index_20_Link">2. Architecture de la pile de communication<text:tab/>3</text:a></text:p>
          <text:p text:style-name="P11"><text:a xlink:type="simple" xlink:href="#__RefHeading___Toc2096_2496697646" text:style-name="Index_20_Link" text:visited-style-name="Index_20_Link">2.1. Les trames du protocole<text:tab/>4</text:a></text:p>
          <text:p text:style-name="P12"><text:a xlink:type="simple" xlink:href="#__RefHeading___Toc2098_2496697646" text:style-name="Index_20_Link" text:visited-style-name="Index_20_Link">2.1.1. Trame en amont de la couche MAC (en aval de de la couche ExchangeControl)<text:tab/>4</text:a></text:p>
          <text:p text:style-name="P12"><text:a xlink:type="simple" xlink:href="#__RefHeading___Toc2100_2496697646" text:style-name="Index_20_Link" text:visited-style-name="Index_20_Link">2.1.2. Trame en amont du driver UART (en aval de la couche MAC)<text:tab/>5</text:a></text:p>
          <text:p text:style-name="P12"><text:a xlink:type="simple" xlink:href="#__RefHeading___Toc2102_2496697646" text:style-name="Index_20_Link" text:visited-style-name="Index_20_Link">2.1.3. La trame en amont de l'UART (en aval du driver UART)<text:tab/>5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75" text:outline-level="1"><text:bookmark-start text:name="__RefHeading___Toc2092_2496697646"/><text:soft-page-break/>Présentation<text:bookmark-end text:name="__RefHeading___Toc2092_2496697646"/></text:h>
      <text:p text:style-name="P54"/>
      <text:p text:style-name="P17"><text:span text:style-name="T45">O</text:span><text:span text:style-name="T44">n souhaite construire une "pile" de communication had-hoc pour faire communiquer des dispositifs en HF, en mode mult-maître. </text:span><text:span text:style-name="T46">Ci-dessous un diagramme de séquence qui montre le service à rendre :</text:span></text:p>
      <text:p text:style-name="P30"/>
      <text:p text:style-name="P30"><draw:g text:anchor-type="paragraph" draw:z-index="0" draw:name="DrawObject2" draw:style-name="gr7"><draw:custom-shape draw:name="Forme 5" draw:style-name="gr46" svg:width="2.082cm" svg:height="0.83cm" svg:x="2.369cm" svg:y="0.3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 6" draw:style-name="gr46" svg:width="2.082cm" svg:height="0.83cm" svg:x="5.562cm" svg:y="0.3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gne 15" draw:style-name="gr13" draw:text-style-name="P147" svg:x1="3.48cm" svg:y1="1.166cm" svg:x2="3.427cm" svg:y2="4.235cm"><text:p/></draw:line><draw:line draw:name="Ligne 16" draw:style-name="gr13" draw:text-style-name="P147" svg:x1="6.692cm" svg:y1="1.136cm" svg:x2="6.71cm" svg:y2="4.376cm"><text:p/></draw:line><draw:frame draw:name="Cadre de texte 15" draw:style-name="gr20" draw:text-style-name="P154" svg:width="1.271cm" svg:height="0.408cm" svg:x="2.863cm" svg:y="0.584cm"><draw:text-box><text:p><text:span text:style-name="T1">Part A</text:span></text:p></draw:text-box></draw:frame><draw:frame draw:name="Cadre de texte 16" draw:style-name="gr20" draw:text-style-name="P154" svg:width="1.271cm" svg:height="0.408cm" svg:x="6.038cm" svg:y="0.524cm"><draw:text-box><text:p><text:span text:style-name="T1">Part B</text:span></text:p></draw:text-box></draw:frame><draw:line draw:name="Ligne 17" draw:style-name="gr13" draw:text-style-name="P147" svg:x1="3.445cm" svg:y1="1.589cm" svg:x2="6.655cm" svg:y2="1.589cm"><text:p/></draw:line><draw:line draw:name="Ligne 18" draw:style-name="gr47" draw:text-style-name="P147" svg:x1="6.655cm" svg:y1="2.083cm" svg:x2="3.48cm" svg:y2="2.088cm"><text:p/></draw:line><draw:line draw:name="Ligne 19" draw:style-name="gr48" draw:text-style-name="P147" svg:x1="3.48cm" svg:y1="3.17cm" svg:x2="6.69cm" svg:y2="3.17cm"><text:p/></draw:line><draw:line draw:name="Ligne 20" draw:style-name="gr13" draw:text-style-name="P147" svg:x1="9.619cm" svg:y1="3.018cm" svg:x2="7.026cm" svg:y2="2.03cm"><text:p/></draw:line><draw:line draw:name="Ligne 21" draw:style-name="gr13" draw:text-style-name="P147" svg:x1="9.619cm" svg:y1="4.135cm" svg:x2="7.026cm" svg:y2="3.147cm"><text:p/></draw:line><draw:frame draw:name="Cadre de texte 17" draw:style-name="gr20" draw:text-style-name="P154" svg:width="2.911cm" svg:height="0.408cm" svg:x="9.883cm" svg:y="2.805cm"><draw:text-box><text:p><text:span text:style-name="T1">Échange synchrone</text:span></text:p></draw:text-box></draw:frame><draw:frame draw:name="Cadre de texte 18" draw:style-name="gr17" draw:text-style-name="P154" svg:width="3.687cm" svg:height="0.814cm" svg:x="9.883cm" svg:y="3.981cm"><draw:text-box><text:p><text:span text:style-name="T1">Message asynchrone</text:span></text:p></draw:text-box></draw:frame><draw:frame draw:name="Cadre de texte 19" draw:style-name="gr49" draw:text-style-name="P155" svg:width="2.029cm" svg:height="0.507cm" svg:x="4.345cm" svg:y="1.166cm"><draw:text-box><text:p><text:span text:style-name="T130">requête</text:span></text:p></draw:text-box></draw:frame><draw:frame draw:name="Cadre de texte 20" draw:style-name="gr20" draw:text-style-name="P155" svg:width="1.606cm" svg:height="0.408cm" svg:x="4.644cm" svg:y="2.089cm"><draw:text-box><text:p><text:span text:style-name="T130">data</text:span></text:p></draw:text-box></draw:frame><draw:frame draw:name="Cadre de texte 21" draw:style-name="gr50" draw:text-style-name="P155" svg:width="2.7cm" svg:height="0.671cm" svg:x="3.886cm" svg:y="2.648cm"><draw:text-box><text:p><text:span text:style-name="T130">mssg Asy</text:span></text:p></draw:text-box></draw:frame><draw:g draw:name="DrawObject2" draw:style-name="gr8"><draw:custom-shape draw:name="Forme 3" draw:style-name="gr37" draw:text-style-name="P156" svg:width="3.193cm" svg:height="0.9cm" svg:x="8.65cm" svg:y="0.319cm"><text:p/><draw:enhanced-geometry svg:viewBox="0 0 21600 21600" draw:type="rectangle" draw:enhanced-path="M 0 0 L 21600 0 21600 21600 0 21600 0 0 Z N"/></draw:custom-shape><draw:frame draw:name="Cadre de texte 8" draw:style-name="gr20" draw:text-style-name="P157" svg:width="2.911cm" svg:height="0.408cm" svg:x="8.931cm" svg:y="0.51cm"><draw:text-box><text:p><text:span text:style-name="T126">Niveau applicatif</text:span></text:p></draw:text-box></draw:frame></draw:g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1"><text:span text:style-name="T40">Du point de vue système (SysML), un échange synchrone démarre par l'émetteur avec un flèche pleine. C'est une </text:span><text:span text:style-name="T3">requête</text:span><text:span text:style-name="T40">. Part A attend une réponse (flèche en pointillée)</text:span><text:span text:style-name="T41"> de Part B</text:span><text:span text:style-name="T40">.</text:span></text:p>
      <text:p text:style-name="P21">Un message asynchrone, <text:s/><text:span text:style-name="T36">est un message qui n'attend pas de retour.</text:span><text:span text:style-name="T39"> </text:span></text:p>
      <text:p text:style-name="P30"/>
      <text:p text:style-name="P53">Accès au médium :</text:p>
      <text:p text:style-name="P22">Le <text:span text:style-name="T37">système est par défaut en écoute. Un message est émis dès lors</text:span><text:span text:style-name="T92"> </text:span><text:span text:style-name="T37">que le système n'est pas en train de recevoir un trame.</text:span></text:p>
      <text:p text:style-name="P24">Si lors d'une émission, un device est en train d'émettre<text:span text:style-name="T92"> une trame</text:span> (multi maître), cette <text:span text:style-name="T92">dernière</text:span> sera irrémédiablement <text:s/>perdue. Il n'y a pas moyen de détecter si une collision a eu lieu.<text:span text:style-name="T38"> Un CSMA/CD est donc impossible.</text:span><text:span text:style-name="T41"> Il faut tenter de l'éviter au maximum une collision <text:s/></text:span><text:span text:style-name="T38">CSMA/C</text:span><text:span text:style-name="T41">A. Bien entendu on </text:span><text:span text:style-name="T92">ne </text:span><text:span text:style-name="T41">va pas faire un WIFI mais cette idée étant présente à l'esprit, la pile que l'on va concevoir doit mettre l'accent sur la fiabilité du système, qui par nature, ne l'est pas du tout !</text:span></text:p>
      <text:p text:style-name="P31"/>
      <text:p text:style-name="P30">La pile de communication envisagée doit permettre :</text:p>
      <text:list xml:id="list1687381546" text:style-name="L1">
        <text:list-item>
          <text:p text:style-name="P92"><text:span text:style-name="T44">la réalisation de ces deux types d'échange</text:span><text:span text:style-name="T47"> (synchrone, asynchrone)</text:span><text:span text:style-name="T44">,</text:span></text:p>
        </text:list-item>
        <text:list-item>
          <text:p text:style-name="P92"><text:span text:style-name="T44">un comportement logiciel </text:span><text:span text:style-name="T42">non bloquant</text:span><text:span text:style-name="T44"> vis à vis de l'application : l'application ne doit pas attendre les données après une requête. Cette gestion est justement confiée à la pile de communication,</text:span></text:p>
        </text:list-item>
        <text:list-item>
          <text:p text:style-name="P93"><text:span text:style-name="T44">une </text:span><text:span text:style-name="T42">robustesse</text:span><text:span text:style-name="T43"> </text:span><text:span text:style-name="T47">pour </text:span><text:span text:style-name="T44">garantir </text:span><text:span text:style-name="T47">au maximum </text:span><text:span text:style-name="T44">la transmission des messages </text:span><text:span text:style-name="T47">en utilisant :</text:span><text:span text:style-name="T44"> </text:span></text:p>
          <text:list>
            <text:list-item>
              <text:p text:style-name="P94">un préambule (bits) propre au réseau crée afin de filtrer les devices appartenant au réseau de tout autre communication 433MHz (télécommandes quelconques, domotique...),</text:p>
            </text:list-item>
            <text:list-item>
              <text:p text:style-name="P92"><text:span text:style-name="T44">un accusé de réception systématique </text:span><text:span text:style-name="T47">à tout message envoyé (les données pour une requête, ou un <text:s/>acquittement simple pour un message asynchrone),</text:span></text:p>
            </text:list-item>
            <text:list-item>
              <text:p text:style-name="P95">une répétition de l'envoi des messages si un délai est dépassé (Time Out)</text:p>
            </text:list-item>
          </text:list>
        </text:list-item>
      </text:list>
      <text:p text:style-name="P96"/>
      <text:h text:style-name="P76" text:outline-level="1"><text:bookmark-start text:name="__RefHeading___Toc2094_2496697646"/><text:soft-page-break/>Architecture de la pile de communication<text:bookmark-end text:name="__RefHeading___Toc2094_2496697646"/></text:h>
      <text:p text:style-name="P3"/>
      <text:p text:style-name="P3"><draw:frame text:anchor-type="paragraph" draw:z-index="1" draw:name="Cadre de texte 28" draw:style-name="gr45" draw:text-style-name="P158" svg:width="5.255cm" svg:height="1.22cm" svg:x="10.95cm" svg:y="0.344cm"><draw:text-box><text:p><text:span text:style-name="T135">Initie un échange caractérisé par</text:span></text:p><text:p><text:span text:style-name="T136">- Topic</text:span></text:p><text:p><text:span text:style-name="T136"/></text:p></draw:text-box></draw:frame></text:p>
      <text:p text:style-name="P19"><draw:g text:anchor-type="paragraph" draw:z-index="2" draw:name="DrawObject 1" draw:style-name="gr7"><draw:custom-shape draw:name="Forme 4" draw:style-name="gr37" draw:text-style-name="P156" svg:width="3.193cm" svg:height="0.9cm" svg:x="6.826cm" svg:y="9.504cm"><text:p/><draw:enhanced-geometry svg:viewBox="0 0 21600 21600" draw:type="rectangle" draw:enhanced-path="M 0 0 L 21600 0 21600 21600 0 21600 0 0 Z N"/></draw:custom-shape><draw:frame draw:name="Cadre de texte 9" draw:style-name="gr20" draw:text-style-name="P157" svg:width="2.911cm" svg:height="0.408cm" svg:x="7.106cm" svg:y="9.695cm"><draw:text-box><text:p><text:span text:style-name="T126">UART (Phy 2)</text:span></text:p></draw:text-box></draw:frame></draw:g><draw:g text:anchor-type="paragraph" draw:z-index="3" draw:name="DrawObject 2" draw:style-name="gr7"><draw:custom-shape draw:name="Forme 7" draw:style-name="gr37" draw:text-style-name="P156" svg:width="3.193cm" svg:height="0.9cm" svg:x="6.793cm" svg:y="5.068cm"><text:p/><draw:enhanced-geometry svg:viewBox="0 0 21600 21600" draw:type="rectangle" draw:enhanced-path="M 0 0 L 21600 0 21600 21600 0 21600 0 0 Z N"/></draw:custom-shape><draw:frame draw:name="Cadre de texte 11" draw:style-name="gr20" draw:text-style-name="P157" svg:width="2.911cm" svg:height="0.408cm" svg:x="7.073cm" svg:y="5.259cm"><draw:text-box><text:p><text:span text:style-name="T126">MAC (My@)</text:span></text:p></draw:text-box></draw:frame></draw:g><draw:g text:anchor-type="paragraph" draw:z-index="4" draw:name="DrawObject 3" draw:style-name="gr7"><draw:custom-shape draw:name="Forme 8" draw:style-name="gr37" draw:text-style-name="P156" svg:width="3.193cm" svg:height="0.9cm" svg:x="6.777cm" svg:y="2.898cm"><text:p/><draw:enhanced-geometry svg:viewBox="0 0 21600 21600" draw:type="rectangle" draw:enhanced-path="M 0 0 L 21600 0 21600 21600 0 21600 0 0 Z N"/></draw:custom-shape><draw:frame draw:name="Cadre de texte 10" draw:style-name="gr20" draw:text-style-name="P157" svg:width="2.911cm" svg:height="0.408cm" svg:x="7.057cm" svg:y="3.089cm"><draw:text-box><text:p><text:span text:style-name="T126">ExchangeCtrle</text:span></text:p></draw:text-box></draw:frame></draw:g><draw:g text:anchor-type="paragraph" draw:z-index="5" draw:name="DrawObject 4" draw:style-name="gr7"><draw:custom-shape draw:name="Forme 9" draw:style-name="gr37" draw:text-style-name="P156" svg:width="3.193cm" svg:height="0.9cm" svg:x="6.689cm" svg:y="0.152cm"><text:p/><draw:enhanced-geometry svg:viewBox="0 0 21600 21600" draw:type="rectangle" draw:enhanced-path="M 0 0 L 21600 0 21600 21600 0 21600 0 0 Z N"/></draw:custom-shape><draw:frame draw:name="Cadre de texte 12" draw:style-name="gr20" draw:text-style-name="P157" svg:width="2.911cm" svg:height="0.408cm" svg:x="6.969cm" svg:y="0.343cm"><draw:text-box><text:p><text:span text:style-name="T126">Application</text:span></text:p></draw:text-box></draw:frame></draw:g><draw:line text:anchor-type="paragraph" draw:z-index="6" draw:name="Ligne verticale 1" draw:style-name="gr44" draw:text-style-name="P147" svg:x1="8.363cm" svg:y1="1.252cm" svg:x2="8.363cm" svg:y2="2.898cm"><text:p/></draw:line><draw:frame text:anchor-type="paragraph" draw:z-index="7" draw:name="Cadre de texte 13" draw:style-name="gr43" draw:text-style-name="P158" svg:width="2.274cm" svg:height="1.625cm" svg:x="8.594cm" svg:y="1.274cm"><draw:text-box><text:p><text:span text:style-name="T135">Exchange n°</text:span></text:p><text:p><text:span text:style-name="T134">- requests</text:span></text:p><text:p><text:span text:style-name="T134">- data</text:span></text:p><text:p><text:span text:style-name="T134">- AsyMssg</text:span></text:p></draw:text-box></draw:frame><draw:g text:anchor-type="paragraph" draw:z-index="8" draw:name="DrawObject 5" draw:style-name="gr7"><draw:custom-shape draw:name="Forme 10" draw:style-name="gr37" draw:text-style-name="P156" svg:width="3.193cm" svg:height="0.9cm" svg:x="6.828cm" svg:y="11.725cm"><text:p/><draw:enhanced-geometry svg:viewBox="0 0 21600 21600" draw:type="rectangle" draw:enhanced-path="M 0 0 L 21600 0 21600 21600 0 21600 0 0 Z N"/></draw:custom-shape><draw:frame draw:name="Cadre de texte 14" draw:style-name="gr20" draw:text-style-name="P157" svg:width="2.911cm" svg:height="0.408cm" svg:x="7.108cm" svg:y="11.917cm"><draw:text-box><text:p><text:span text:style-name="T126">FSK (Phy 1)</text:span></text:p></draw:text-box></draw:frame></draw:g><draw:g text:anchor-type="paragraph" draw:z-index="9" draw:name="DrawObject6" draw:style-name="gr7"><draw:line draw:name="Ligne verticale 2" draw:style-name="gr13" draw:text-style-name="P147" svg:x1="7.375cm" svg:y1="3.798cm" svg:x2="7.375cm" svg:y2="5.068cm"><text:p/></draw:line><draw:frame draw:name="Cadre de texte 22" draw:style-name="gr36" draw:text-style-name="P158" svg:width="1.71cm" svg:height="0.989cm" svg:x="5.56cm" svg:y="4.08cm"><draw:text-box><text:p><text:span text:style-name="T134">- request</text:span></text:p><text:p><text:span text:style-name="T134">- AsyMssg</text:span></text:p></draw:text-box></draw:frame><draw:line draw:name="Ligne verticale 3" draw:style-name="gr13" draw:text-style-name="P147" svg:x1="9.21cm" svg:y1="5.068cm" svg:x2="9.192cm" svg:y2="3.798cm"><text:p/></draw:line><draw:frame draw:name="Cadre de texte 23" draw:style-name="gr36" draw:text-style-name="P158" svg:width="1.71cm" svg:height="0.989cm" svg:x="9.388cm" svg:y="4.08cm"><draw:text-box><text:p><text:span text:style-name="T134">- data</text:span></text:p><text:p><text:span text:style-name="T134">- Ack</text:span></text:p></draw:text-box></draw:frame></draw:g><draw:g text:anchor-type="paragraph" draw:z-index="10" draw:name="DrawObject 6" draw:style-name="gr7"><draw:line draw:name="Ligne verticale 5" draw:style-name="gr13" draw:text-style-name="P147" svg:x1="7.375cm" svg:y1="6.013cm" svg:x2="7.375cm" svg:y2="7.283cm"><text:p/></draw:line><draw:frame draw:name="Cadre de texte 24" draw:style-name="gr36" draw:text-style-name="P158" svg:width="1.71cm" svg:height="0.989cm" svg:x="5.56cm" svg:y="6.295cm"><draw:text-box><text:p><text:span text:style-name="T134">- request</text:span></text:p><text:p><text:span text:style-name="T134">- AsyMssg</text:span></text:p></draw:text-box></draw:frame><draw:line draw:name="Ligne verticale 6" draw:style-name="gr13" draw:text-style-name="P147" svg:x1="9.21cm" svg:y1="7.283cm" svg:x2="9.192cm" svg:y2="6.013cm"><text:p/></draw:line><draw:frame draw:name="Cadre de texte 25" draw:style-name="gr36" draw:text-style-name="P158" svg:width="1.71cm" svg:height="0.989cm" svg:x="9.388cm" svg:y="6.295cm"><draw:text-box><text:p><text:span text:style-name="T134">- data</text:span></text:p><text:p><text:span text:style-name="T134">- Ack</text:span></text:p></draw:text-box></draw:frame></draw:g><draw:g text:anchor-type="paragraph" draw:z-index="11" draw:name="DrawObject 7" draw:style-name="gr7"><draw:line draw:name="Ligne verticale 7" draw:style-name="gr13" draw:text-style-name="P147" svg:x1="7.375cm" svg:y1="10.455cm" svg:x2="7.375cm" svg:y2="11.725cm"><text:p/></draw:line><draw:frame draw:name="Cadre de texte 26" draw:style-name="gr36" draw:text-style-name="P158" svg:width="1.71cm" svg:height="0.989cm" svg:x="5.56cm" svg:y="10.737cm"><draw:text-box><text:p><text:span text:style-name="T134">- request</text:span></text:p><text:p><text:span text:style-name="T134">- AsyMssg</text:span></text:p></draw:text-box></draw:frame><draw:line draw:name="Ligne verticale 8" draw:style-name="gr13" draw:text-style-name="P147" svg:x1="9.21cm" svg:y1="11.725cm" svg:x2="9.192cm" svg:y2="10.455cm"><text:p/></draw:line><draw:frame draw:name="Cadre de texte 27" draw:style-name="gr36" draw:text-style-name="P158" svg:width="1.71cm" svg:height="0.989cm" svg:x="9.388cm" svg:y="10.737cm"><draw:text-box><text:p><text:span text:style-name="T134">- data</text:span></text:p><text:p><text:span text:style-name="T134">- Ack</text:span></text:p></draw:text-box></draw:frame></draw:g><draw:g text:anchor-type="paragraph" draw:z-index="12" draw:name="DrawObject8" draw:style-name="gr7"><draw:path draw:name="Forme52" draw:style-name="gr41" draw:text-style-name="P147" svg:width="0.115cm" svg:height="0.286cm" svg:x="11.155cm" svg:y="11.527cm" svg:viewBox="0 0 116 287" svg:d="M0 287c58-646 116 0 116 0"><text:p/></draw:path><draw:path draw:name="Forme53" draw:style-name="gr41" draw:text-style-name="P147" svg:width="0.115cm" svg:height="0.286cm" svg:x="11.271cm" svg:y="11.813cm" svg:viewBox="0 0 116 287" svg:d="M0 0c58 645 116 0 116 0"><text:p/></draw:path><draw:path draw:name="Forme54" draw:style-name="gr41" draw:text-style-name="P147" svg:width="0.115cm" svg:height="0.286cm" svg:x="11.387cm" svg:y="11.527cm" svg:viewBox="0 0 116 287" svg:d="M0 287c58-646 116 0 116 0"><text:p/></draw:path><draw:path draw:name="Forme55" draw:style-name="gr41" draw:text-style-name="P147" svg:width="0.115cm" svg:height="0.286cm" svg:x="11.503cm" svg:y="11.813cm" svg:viewBox="0 0 116 287" svg:d="M0 0c58 645 116 0 116 0"><text:p/></draw:path><draw:path draw:name="Forme56" draw:style-name="gr41" draw:text-style-name="P147" svg:width="0.115cm" svg:height="0.286cm" svg:x="11.618cm" svg:y="11.527cm" svg:viewBox="0 0 116 287" svg:d="M0 287c58-646 116 0 116 0"><text:p/></draw:path><draw:path draw:name="Forme57" draw:style-name="gr41" draw:text-style-name="P147" svg:width="0.115cm" svg:height="0.286cm" svg:x="11.735cm" svg:y="11.813cm" svg:viewBox="0 0 116 287" svg:d="M0 0c58 645 116 0 116 0"><text:p/></draw:path><draw:path draw:name="Forme58" draw:style-name="gr41" draw:text-style-name="P147" svg:width="0.115cm" svg:height="0.286cm" svg:x="11.851cm" svg:y="11.527cm" svg:viewBox="0 0 116 287" svg:d="M0 287c58-646 116 0 116 0"><text:p/></draw:path><draw:path draw:name="Forme63" draw:style-name="gr41" draw:text-style-name="P147" svg:width="0.073cm" svg:height="0.286cm" svg:x="11.973cm" svg:y="11.813cm" svg:viewBox="0 0 74 287" svg:d="M0 0c37 645 74 0 74 0"><text:p/></draw:path><draw:path draw:name="Forme64" draw:style-name="gr41" draw:text-style-name="P147" svg:width="0.073cm" svg:height="0.286cm" svg:x="12.049cm" svg:y="11.527cm" svg:viewBox="0 0 74 287" svg:d="M0 287c37-646 74 0 74 0"><text:p/></draw:path><draw:path draw:name="Forme65" draw:style-name="gr41" draw:text-style-name="P147" svg:width="0.073cm" svg:height="0.286cm" svg:x="12.123cm" svg:y="11.813cm" svg:viewBox="0 0 74 287" svg:d="M0 0c37 645 74 0 74 0"><text:p/></draw:path><draw:path draw:name="Forme66" draw:style-name="gr41" draw:text-style-name="P147" svg:width="0.073cm" svg:height="0.286cm" svg:x="12.197cm" svg:y="11.527cm" svg:viewBox="0 0 74 287" svg:d="M0 287c37-646 74 0 74 0"><text:p/></draw:path><draw:path draw:name="Forme67" draw:style-name="gr41" draw:text-style-name="P147" svg:width="0.073cm" svg:height="0.286cm" svg:x="12.273cm" svg:y="11.813cm" svg:viewBox="0 0 74 287" svg:d="M0 0c37 645 74 0 74 0"><text:p/></draw:path><draw:path draw:name="Forme68" draw:style-name="gr41" draw:text-style-name="P147" svg:width="0.073cm" svg:height="0.286cm" svg:x="12.347cm" svg:y="11.527cm" svg:viewBox="0 0 74 287" svg:d="M0 287c37-646 74 0 74 0"><text:p/></draw:path><draw:path draw:name="Forme69" draw:style-name="gr41" draw:text-style-name="P147" svg:width="0.073cm" svg:height="0.286cm" svg:x="12.419cm" svg:y="11.813cm" svg:viewBox="0 0 74 287" svg:d="M0 0c37 645 74 0 74 0"><text:p/></draw:path><draw:path draw:name="Forme75" draw:style-name="gr42" draw:text-style-name="P147" svg:width="0.115cm" svg:height="0.286cm" svg:x="11.387cm" svg:y="11.527cm" svg:viewBox="0 0 116 287" svg:d="M0 287c58-646 116 0 116 0"><text:p/></draw:path><draw:path draw:name="Forme76" draw:style-name="gr42" draw:text-style-name="P147" svg:width="0.115cm" svg:height="0.286cm" svg:x="11.503cm" svg:y="11.813cm" svg:viewBox="0 0 116 287" svg:d="M0 0c58 645 116 0 116 0"><text:p/></draw:path><draw:path draw:name="Forme77" draw:style-name="gr42" draw:text-style-name="P147" svg:width="0.115cm" svg:height="0.286cm" svg:x="11.62cm" svg:y="11.527cm" svg:viewBox="0 0 116 287" svg:d="M0 287c58-646 116 0 116 0"><text:p/></draw:path><draw:path draw:name="Forme78" draw:style-name="gr42" draw:text-style-name="P147" svg:width="0.115cm" svg:height="0.286cm" svg:x="11.735cm" svg:y="11.813cm" svg:viewBox="0 0 116 287" svg:d="M0 0c58 645 116 0 116 0"><text:p/></draw:path><draw:path draw:name="Forme79" draw:style-name="gr42" draw:text-style-name="P147" svg:width="0.115cm" svg:height="0.286cm" svg:x="11.851cm" svg:y="11.527cm" svg:viewBox="0 0 116 287" svg:d="M0 287c58-646 116 0 116 0"><text:p/></draw:path><draw:path draw:name="Forme84" draw:style-name="gr42" draw:text-style-name="P147" svg:width="0.073cm" svg:height="0.286cm" svg:x="11.973cm" svg:y="11.813cm" svg:viewBox="0 0 74 287" svg:d="M0 0c37 645 74 0 74 0"><text:p/></draw:path><draw:path draw:name="Forme85" draw:style-name="gr42" draw:text-style-name="P147" svg:width="0.073cm" svg:height="0.286cm" svg:x="12.049cm" svg:y="11.527cm" svg:viewBox="0 0 74 287" svg:d="M0 287c37-646 74 0 74 0"><text:p/></draw:path><draw:path draw:name="Forme86" draw:style-name="gr42" draw:text-style-name="P147" svg:width="0.073cm" svg:height="0.286cm" svg:x="12.123cm" svg:y="11.813cm" svg:viewBox="0 0 74 287" svg:d="M0 0c37 645 74 0 74 0"><text:p/></draw:path><draw:g draw:name="Forme87" draw:style-name="gr8"><draw:path draw:style-name="gr42" draw:text-style-name="P147" svg:width="0.115cm" svg:height="0.286cm" svg:x="11.155cm" svg:y="11.527cm" svg:viewBox="0 0 116 287" svg:d="M0 287c58-646 116 0 116 0"><text:p/></draw:path><draw:path draw:style-name="gr42" draw:text-style-name="P147" svg:width="0.115cm" svg:height="0.286cm" svg:x="11.271cm" svg:y="11.813cm" svg:viewBox="0 0 116 287" svg:d="M0 0c58 645 116 0 116 0"><text:p/></draw:path></draw:g><draw:path draw:name="Forme102" draw:style-name="gr42" draw:text-style-name="P147" svg:width="0.073cm" svg:height="0.286cm" svg:x="12.123cm" svg:y="11.813cm" svg:viewBox="0 0 74 287" svg:d="M74 0c-37 645-74 0-74 0"><text:p/></draw:path><draw:path draw:name="Forme103" draw:style-name="gr42" draw:text-style-name="P147" svg:width="0.073cm" svg:height="0.291cm" svg:x="12.197cm" svg:y="11.524cm" svg:viewBox="0 0 74 292" svg:d="M0 292c37-656 74 0 74 0"><text:p/></draw:path><draw:path draw:name="Forme104" draw:style-name="gr42" draw:text-style-name="P147" svg:width="0.074cm" svg:height="0.286cm" svg:x="12.347cm" svg:y="11.527cm" svg:viewBox="0 0 75 287" svg:d="M75 287c-38-646-75 0-75 0"><text:p/></draw:path><draw:path draw:name="Forme105" draw:style-name="gr42" draw:text-style-name="P147" svg:width="0.074cm" svg:height="0.286cm" svg:x="12.273cm" svg:y="11.813cm" svg:viewBox="0 0 75 287" svg:d="M75 0c-38 645-75 0-75 0"><text:p/></draw:path><draw:path draw:name="Forme107" draw:style-name="gr42" draw:text-style-name="P147" svg:width="0.074cm" svg:height="0.286cm" svg:x="12.42cm" svg:y="11.813cm" svg:viewBox="0 0 75 287" svg:d="M75 0c-38 645-75 0-75 0"><text:p/></draw:path><draw:path draw:name="Forme111" draw:style-name="gr42" draw:text-style-name="P147" svg:width="0.115cm" svg:height="0.286cm" svg:x="11.387cm" svg:y="11.527cm" svg:viewBox="0 0 116 287" svg:d="M0 287c58-646 116 0 116 0"><text:p/></draw:path><draw:path draw:name="Forme112" draw:style-name="gr42" draw:text-style-name="P147" svg:width="0.115cm" svg:height="0.286cm" svg:x="11.503cm" svg:y="11.813cm" svg:viewBox="0 0 116 287" svg:d="M0 0c58 645 116 0 116 0"><text:p/></draw:path></draw:g><draw:line text:anchor-type="paragraph" draw:z-index="13" draw:name="Ligne 8" draw:style-name="gr31" draw:text-style-name="P147" svg:x1="9.991cm" svg:y1="11.977cm" svg:x2="10.968cm" svg:y2="11.991cm"><text:p/></draw:line><draw:line text:anchor-type="paragraph" draw:z-index="14" draw:name="Ligne 9" draw:style-name="gr31" draw:text-style-name="P147" svg:x1="11.152cm" svg:y1="12.412cm" svg:x2="10.021cm" svg:y2="12.412cm"><text:p/></draw:line><draw:g text:anchor-type="paragraph" draw:z-index="15" draw:name="DrawObject 8" draw:style-name="gr7"><draw:path draw:name="Forme 31" draw:style-name="gr41" draw:text-style-name="P147" svg:width="0.106cm" svg:height="0.036cm" svg:x="11.25cm" svg:y="12.376cm" svg:viewBox="0 0 107 37" svg:d="M0 37c54-83 107 0 107 0"><text:p/></draw:path><draw:path draw:name="Forme 32" draw:style-name="gr41" draw:text-style-name="P147" svg:width="0.106cm" svg:height="0.036cm" svg:x="11.356cm" svg:y="12.413cm" svg:viewBox="0 0 107 37" svg:d="M0 0c53 83 107 0 107 0"><text:p/></draw:path><draw:path draw:name="Forme 33" draw:style-name="gr41" draw:text-style-name="P147" svg:width="0.106cm" svg:height="0.036cm" svg:x="11.465cm" svg:y="12.376cm" svg:viewBox="0 0 107 37" svg:d="M0 37c54-83 107 0 107 0"><text:p/></draw:path><draw:path draw:name="Forme 34" draw:style-name="gr41" draw:text-style-name="P147" svg:width="0.106cm" svg:height="0.036cm" svg:x="11.571cm" svg:y="12.413cm" svg:viewBox="0 0 107 37" svg:d="M0 0c53 83 107 0 107 0"><text:p/></draw:path><draw:path draw:name="Forme 35" draw:style-name="gr41" draw:text-style-name="P147" svg:width="0.106cm" svg:height="0.036cm" svg:x="11.677cm" svg:y="12.376cm" svg:viewBox="0 0 107 37" svg:d="M0 37c54-83 107 0 107 0"><text:p/></draw:path><draw:path draw:name="Forme 36" draw:style-name="gr41" draw:text-style-name="P147" svg:width="0.106cm" svg:height="0.036cm" svg:x="11.783cm" svg:y="12.413cm" svg:viewBox="0 0 107 37" svg:d="M0 0c53 83 107 0 107 0"><text:p/></draw:path><draw:path draw:name="Forme 37" draw:style-name="gr41" draw:text-style-name="P147" svg:width="0.106cm" svg:height="0.036cm" svg:x="11.892cm" svg:y="12.376cm" svg:viewBox="0 0 107 37" svg:d="M0 37c54-83 107 0 107 0"><text:p/></draw:path><draw:path draw:name="Forme 38" draw:style-name="gr41" draw:text-style-name="P147" svg:width="0.068cm" svg:height="0.036cm" svg:x="12.005cm" svg:y="12.413cm" svg:viewBox="0 0 69 37" svg:d="M0 0c34 83 69 0 69 0"><text:p/></draw:path><draw:path draw:name="Forme 39" draw:style-name="gr41" draw:text-style-name="P147" svg:width="0.068cm" svg:height="0.036cm" svg:x="12.074cm" svg:y="12.376cm" svg:viewBox="0 0 69 37" svg:d="M0 37c34-83 69 0 69 0"><text:p/></draw:path><draw:path draw:name="Forme 40" draw:style-name="gr41" draw:text-style-name="P147" svg:width="0.068cm" svg:height="0.036cm" svg:x="12.141cm" svg:y="12.413cm" svg:viewBox="0 0 69 37" svg:d="M0 0c34 83 69 0 69 0"><text:p/></draw:path><draw:path draw:name="Forme 41" draw:style-name="gr41" draw:text-style-name="P147" svg:width="0.068cm" svg:height="0.036cm" svg:x="12.211cm" svg:y="12.376cm" svg:viewBox="0 0 69 37" svg:d="M0 37c34-83 69 0 69 0"><text:p/></draw:path><draw:path draw:name="Forme 42" draw:style-name="gr41" draw:text-style-name="P147" svg:width="0.068cm" svg:height="0.036cm" svg:x="12.279cm" svg:y="12.413cm" svg:viewBox="0 0 69 37" svg:d="M0 0c34 83 69 0 69 0"><text:p/></draw:path><draw:path draw:name="Forme 43" draw:style-name="gr41" draw:text-style-name="P147" svg:width="0.068cm" svg:height="0.036cm" svg:x="12.348cm" svg:y="12.376cm" svg:viewBox="0 0 69 37" svg:d="M0 37c34-83 69 0 69 0"><text:p/></draw:path><draw:path draw:name="Forme 44" draw:style-name="gr41" draw:text-style-name="P147" svg:width="0.068cm" svg:height="0.036cm" svg:x="12.416cm" svg:y="12.413cm" svg:viewBox="0 0 69 37" svg:d="M0 0c34 83 69 0 69 0"><text:p/></draw:path><draw:path draw:name="Forme 45" draw:style-name="gr42" draw:text-style-name="P147" svg:width="0.106cm" svg:height="0.036cm" svg:x="11.465cm" svg:y="12.376cm" svg:viewBox="0 0 107 37" svg:d="M0 37c54-83 107 0 107 0"><text:p/></draw:path><draw:path draw:name="Forme 46" draw:style-name="gr42" draw:text-style-name="P147" svg:width="0.106cm" svg:height="0.036cm" svg:x="11.571cm" svg:y="12.413cm" svg:viewBox="0 0 107 37" svg:d="M0 0c53 83 107 0 107 0"><text:p/></draw:path><draw:path draw:name="Forme 47" draw:style-name="gr42" draw:text-style-name="P147" svg:width="0.106cm" svg:height="0.036cm" svg:x="11.679cm" svg:y="12.376cm" svg:viewBox="0 0 107 37" svg:d="M0 37c54-83 107 0 107 0"><text:p/></draw:path><draw:path draw:name="Forme 48" draw:style-name="gr42" draw:text-style-name="P147" svg:width="0.106cm" svg:height="0.036cm" svg:x="11.786cm" svg:y="12.413cm" svg:viewBox="0 0 107 37" svg:d="M0 0c53 83 107 0 107 0"><text:p/></draw:path><draw:path draw:name="Forme 49" draw:style-name="gr42" draw:text-style-name="P147" svg:width="0.106cm" svg:height="0.036cm" svg:x="11.892cm" svg:y="12.376cm" svg:viewBox="0 0 107 37" svg:d="M0 37c54-83 107 0 107 0"><text:p/></draw:path><draw:path draw:name="Forme 50" draw:style-name="gr42" draw:text-style-name="P147" svg:width="0.068cm" svg:height="0.036cm" svg:x="12.005cm" svg:y="12.413cm" svg:viewBox="0 0 69 37" svg:d="M0 0c34 83 69 0 69 0"><text:p/></draw:path><draw:path draw:name="Forme 51" draw:style-name="gr42" draw:text-style-name="P147" svg:width="0.068cm" svg:height="0.036cm" svg:x="12.074cm" svg:y="12.376cm" svg:viewBox="0 0 69 37" svg:d="M0 37c34-83 69 0 69 0"><text:p/></draw:path><draw:path draw:name="Forme 52" draw:style-name="gr42" draw:text-style-name="P147" svg:width="0.068cm" svg:height="0.036cm" svg:x="12.142cm" svg:y="12.413cm" svg:viewBox="0 0 69 37" svg:d="M0 0c34 83 69 0 69 0"><text:p/></draw:path><draw:g draw:name="Forme 53" draw:style-name="gr8"><draw:path draw:style-name="gr42" draw:text-style-name="P147" svg:width="0.106cm" svg:height="0.036cm" svg:x="11.25cm" svg:y="12.376cm" svg:viewBox="0 0 107 37" svg:d="M0 37c54-83 107 0 107 0"><text:p/></draw:path><draw:path draw:style-name="gr42" draw:text-style-name="P147" svg:width="0.106cm" svg:height="0.036cm" svg:x="11.356cm" svg:y="12.413cm" svg:viewBox="0 0 107 37" svg:d="M0 0c53 83 107 0 107 0"><text:p/></draw:path></draw:g><draw:path draw:name="Forme 54" draw:style-name="gr42" draw:text-style-name="P147" svg:width="0.068cm" svg:height="0.036cm" svg:x="12.143cm" svg:y="12.413cm" svg:viewBox="0 0 69 37" svg:d="M69 0c-35 83-69 0-69 0"><text:p/></draw:path><draw:path draw:name="Forme 55" draw:style-name="gr42" draw:text-style-name="P147" svg:width="0.068cm" svg:height="0.036cm" svg:x="12.212cm" svg:y="12.375cm" svg:viewBox="0 0 69 37" svg:d="M0 37c34-84 69 0 69 0"><text:p/></draw:path><draw:path draw:name="Forme 56" draw:style-name="gr42" draw:text-style-name="P147" svg:width="0.068cm" svg:height="0.036cm" svg:x="12.349cm" svg:y="12.376cm" svg:viewBox="0 0 69 37" svg:d="M69 37c-35-83-69 0-69 0"><text:p/></draw:path><draw:path draw:name="Forme 57" draw:style-name="gr42" draw:text-style-name="P147" svg:width="0.068cm" svg:height="0.036cm" svg:x="12.28cm" svg:y="12.413cm" svg:viewBox="0 0 69 37" svg:d="M69 0c-35 83-69 0-69 0"><text:p/></draw:path><draw:path draw:name="Forme 58" draw:style-name="gr42" draw:text-style-name="P147" svg:width="0.068cm" svg:height="0.036cm" svg:x="12.417cm" svg:y="12.413cm" svg:viewBox="0 0 69 37" svg:d="M69 0c-35 83-69 0-69 0"><text:p/></draw:path><draw:path draw:name="Forme 59" draw:style-name="gr42" draw:text-style-name="P147" svg:width="0.106cm" svg:height="0.036cm" svg:x="11.465cm" svg:y="12.376cm" svg:viewBox="0 0 107 37" svg:d="M0 37c54-83 107 0 107 0"><text:p/></draw:path><draw:path draw:name="Forme 60" draw:style-name="gr42" draw:text-style-name="P147" svg:width="0.106cm" svg:height="0.036cm" svg:x="11.571cm" svg:y="12.413cm" svg:viewBox="0 0 107 37" svg:d="M0 0c53 83 107 0 107 0"><text:p/></draw:path></draw:g><draw:g text:anchor-type="paragraph" draw:z-index="17" draw:name="DrawObject 9" draw:style-name="gr7"><draw:custom-shape draw:name="Forme 19" draw:style-name="gr37" draw:text-style-name="P156" svg:width="3.193cm" svg:height="0.9cm" svg:x="6.705cm" svg:y="7.283cm"><text:p/><draw:enhanced-geometry svg:viewBox="0 0 21600 21600" draw:type="rectangle" draw:enhanced-path="M 0 0 L 21600 0 21600 21600 0 21600 0 0 Z N"/></draw:custom-shape><draw:frame draw:name="Cadre de texte 30" draw:style-name="gr20" draw:text-style-name="P157" svg:width="2.911cm" svg:height="0.408cm" svg:x="6.985cm" svg:y="7.474cm"><draw:text-box><text:p><text:span text:style-name="T126"><text:s text:c="2"/></text:span><text:span text:style-name="T126">Phy_UART</text:span></text:p></draw:text-box></draw:frame></draw:g><draw:g text:anchor-type="paragraph" draw:z-index="18" draw:name="DrawObject 10" draw:style-name="gr7"><draw:line draw:name="Ligne verticale 4" draw:style-name="gr13" draw:text-style-name="P147" svg:x1="7.375cm" svg:y1="8.221cm" svg:x2="7.375cm" svg:y2="9.491cm"><text:p/></draw:line><draw:frame draw:name="Cadre de texte 31" draw:style-name="gr36" draw:text-style-name="P158" svg:width="1.71cm" svg:height="0.989cm" svg:x="5.56cm" svg:y="8.503cm"><draw:text-box><text:p><text:span text:style-name="T134">- request</text:span></text:p><text:p><text:span text:style-name="T134">- AsyMssg</text:span></text:p></draw:text-box></draw:frame><draw:line draw:name="Ligne verticale 9" draw:style-name="gr13" draw:text-style-name="P147" svg:x1="9.21cm" svg:y1="9.491cm" svg:x2="9.192cm" svg:y2="8.221cm"><text:p/></draw:line><draw:frame draw:name="Cadre de texte 32" draw:style-name="gr36" draw:text-style-name="P158" svg:width="1.71cm" svg:height="0.989cm" svg:x="9.388cm" svg:y="8.503cm"><draw:text-box><text:p><text:span text:style-name="T134">- data</text:span></text:p><text:p><text:span text:style-name="T134">- Ack</text:span></text:p></draw:text-box></draw:frame></draw:g></text:p>
      <text:p text:style-name="P17"/>
      <text:p text:style-name="P17"/>
      <text:p text:style-name="P17"/>
      <text:p text:style-name="P17"/>
      <text:p text:style-name="P17"><draw:frame text:anchor-type="paragraph" draw:z-index="22" draw:name="Cadre de texte 1" draw:style-name="gr34" draw:text-style-name="P152" svg:width="5.453cm" svg:height="0.981cm" svg:x="10.86cm" svg:y="0.427cm"><draw:text-box><text:p><text:span text:style-name="T132">ExchCtrle Frame</text:span></text:p><text:p><text:span text:style-name="T128">|Org@|Topic|Type_LenData|Data|Trial|</text:span></text:p><text:p><text:span text:style-name="T132"/></text:p></draw:text-box></draw:frame></text:p>
      <text:p text:style-name="P17"><draw:frame text:anchor-type="paragraph" draw:z-index="19" draw:name="Cadre de texte 38" draw:style-name="gr34" draw:text-style-name="P152" svg:width="5.453cm" svg:height="0.981cm" svg:x="-1.076cm" svg:y="-0.115cm"><draw:text-box><text:p><text:span text:style-name="T132">ExchCtrle Frame</text:span></text:p><text:p><text:span text:style-name="T128">|Dest@|Topic|Type_LenData|Data|Trial|</text:span></text:p><text:p><text:span text:style-name="T132"/></text:p></draw:text-box></draw:frame></text:p>
      <text:p text:style-name="P17"/>
      <text:p text:style-name="P17"/>
      <text:p text:style-name="P17"><draw:frame text:anchor-type="paragraph" draw:z-index="20" draw:name="Cadre de texte 33" draw:style-name="gr34" draw:text-style-name="P152" svg:width="6.321cm" svg:height="0.981cm" svg:x="-1.282cm" svg:y="-0.093cm"><draw:text-box><text:p><text:span text:style-name="T132">MAC Frame</text:span></text:p><text:p><text:span text:style-name="T128">|</text:span><text:span text:style-name="T133">My@</text:span><text:span text:style-name="T128">|Dest@|Topic|Type_LenData|Data|Trial|</text:span></text:p><text:p><text:span text:style-name="T132"/></text:p></draw:text-box></draw:frame><draw:frame text:anchor-type="paragraph" draw:z-index="21" draw:name="Cadre de texte 35" draw:style-name="gr35" draw:text-style-name="P152" svg:width="6.467cm" svg:height="1.692cm" svg:x="10.638cm" svg:y="-0.148cm"><draw:text-box><text:p><text:span text:style-name="T132">MAC Frame</text:span></text:p><text:p><text:span text:style-name="T128">|Org@|</text:span><text:span text:style-name="T133">Dest@</text:span><text:span text:style-name="T128">|Topic|Type_LenData|Data|Trial|</text:span></text:p><text:p><text:span text:style-name="T132"/></text:p></draw:text-box></draw:frame></text:p>
      <text:p text:style-name="P17"/>
      <text:p text:style-name="P17"><draw:frame text:anchor-type="paragraph" draw:z-index="24" draw:name="Cadre de texte 3" draw:style-name="gr34" draw:text-style-name="P152" svg:width="8.109cm" svg:height="0.981cm" svg:x="10.419cm" svg:y="0.411cm"><draw:text-box><text:p><text:span text:style-name="T132">Phy Frame</text:span></text:p><text:p><text:span text:style-name="T133">|#####|Len|</text:span><text:span text:style-name="T128">Org@|Dest@|Topic|Type_LenData|Data|Trial|</text:span><text:span text:style-name="T133">CheckSum| </text:span></text:p><text:p><text:span text:style-name="T132"/></text:p></draw:text-box></draw:frame></text:p>
      <text:p text:style-name="P17"><draw:frame text:anchor-type="paragraph" draw:z-index="23" draw:name="Cadre de texte 2" draw:style-name="gr34" draw:text-style-name="P152" svg:width="8.109cm" svg:height="0.981cm" svg:x="-1.707cm" svg:y="0.044cm"><draw:text-box><text:p><text:span text:style-name="T132">Phy Frame</text:span></text:p><text:p><text:span text:style-name="T133">|#####|Len</text:span><text:span text:style-name="T128">|Org@|Dest@|Topic|Type_LenData|Data|Trial|</text:span><text:span text:style-name="T133">CheckSum|</text:span><text:span text:style-name="T128"> </text:span></text:p><text:p><text:span text:style-name="T132"/></text:p></draw:text-box></draw:frame></text:p>
      <text:p text:style-name="P17"/>
      <text:p text:style-name="P17"/>
      <text:p text:style-name="P31"/>
      <text:p text:style-name="P31"/>
      <text:p text:style-name="P31"><draw:g text:anchor-type="paragraph" draw:z-index="16" draw:name="DrawObject11" draw:style-name="gr7"><draw:line draw:name="Ligne 10" draw:style-name="gr38" draw:text-style-name="P147" svg:x1="3.256cm" svg:y1="-0.166cm" svg:x2="3.523cm" svg:y2="-0.166cm"><text:p/></draw:line><draw:line draw:name="Ligne 11" draw:style-name="gr38" draw:text-style-name="P147" svg:x1="3.523cm" svg:y1="0.155cm" svg:x2="3.523cm" svg:y2="-0.166cm"><text:p/></draw:line><draw:line draw:name="Ligne 12" draw:style-name="gr38" draw:text-style-name="P147" svg:x1="3.523cm" svg:y1="0.155cm" svg:x2="3.681cm" svg:y2="0.155cm"><text:p/></draw:line><draw:line draw:name="Ligne 13" draw:style-name="gr38" draw:text-style-name="P147" svg:x1="3.681cm" svg:y1="0.155cm" svg:x2="3.681cm" svg:y2="-0.166cm"><text:p/></draw:line><draw:custom-shape draw:name="Forme 11" draw:style-name="gr39" svg:width="0.165cm" svg:height="0.322cm" svg:x="3.681cm" svg:y="-0.166cm"><text:p/><draw:enhanced-geometry svg:viewBox="0 0 21600 21600" draw:type="rectangle" draw:enhanced-path="M 0 0 L 21600 0 21600 21600 0 21600 0 0 Z N"/></draw:custom-shape><draw:custom-shape draw:name="Forme 12" draw:style-name="gr39" svg:width="0.165cm" svg:height="0.322cm" svg:x="3.845cm" svg:y="-0.166cm"><text:p/><draw:enhanced-geometry svg:viewBox="0 0 21600 21600" draw:type="rectangle" draw:enhanced-path="M 0 0 L 21600 0 21600 21600 0 21600 0 0 Z N"/></draw:custom-shape><draw:line draw:name="Ligne 14" draw:style-name="gr38" draw:text-style-name="P147" svg:x1="4.01cm" svg:y1="0.155cm" svg:x2="4.01cm" svg:y2="-0.166cm"><text:p/></draw:line><draw:custom-shape draw:name="Forme 13" draw:style-name="gr40" svg:width="0.167cm" svg:height="0.322cm" svg:x="4.009cm" svg:y="-0.166cm"><text:p/><draw:enhanced-geometry svg:viewBox="0 0 21600 21600" draw:type="rectangle" draw:enhanced-path="M 0 0 L 21600 0 21600 21600 0 21600 0 0 Z N"/></draw:custom-shape><draw:custom-shape draw:name="Forme 14" draw:style-name="gr39" svg:width="0.165cm" svg:height="0.322cm" svg:x="4.175cm" svg:y="-0.166cm"><text:p/><draw:enhanced-geometry svg:viewBox="0 0 21600 21600" draw:type="rectangle" draw:enhanced-path="M 0 0 L 21600 0 21600 21600 0 21600 0 0 Z N"/></draw:custom-shape><draw:line draw:name="Ligne 22" draw:style-name="gr38" draw:text-style-name="P147" svg:x1="4.339cm" svg:y1="0.155cm" svg:x2="4.339cm" svg:y2="-0.166cm"><text:p/></draw:line><draw:custom-shape draw:name="Forme 15" draw:style-name="gr39" svg:width="0.165cm" svg:height="0.322cm" svg:x="4.339cm" svg:y="-0.166cm"><text:p/><draw:enhanced-geometry svg:viewBox="0 0 21600 21600" draw:type="rectangle" draw:enhanced-path="M 0 0 L 21600 0 21600 21600 0 21600 0 0 Z N"/></draw:custom-shape><draw:custom-shape draw:name="Forme 16" draw:style-name="gr39" svg:width="0.165cm" svg:height="0.322cm" svg:x="4.503cm" svg:y="-0.166cm"><text:p/><draw:enhanced-geometry svg:viewBox="0 0 21600 21600" draw:type="rectangle" draw:enhanced-path="M 0 0 L 21600 0 21600 21600 0 21600 0 0 Z N"/></draw:custom-shape><draw:line draw:name="Ligne 23" draw:style-name="gr38" draw:text-style-name="P147" svg:x1="4.668cm" svg:y1="0.155cm" svg:x2="4.668cm" svg:y2="-0.166cm"><text:p/></draw:line><draw:custom-shape draw:name="Forme 17" draw:style-name="gr39" svg:width="0.165cm" svg:height="0.322cm" svg:x="4.667cm" svg:y="-0.166cm"><text:p/><draw:enhanced-geometry svg:viewBox="0 0 21600 21600" draw:type="rectangle" draw:enhanced-path="M 0 0 L 21600 0 21600 21600 0 21600 0 0 Z N"/></draw:custom-shape><draw:custom-shape draw:name="Forme 18" draw:style-name="gr40" svg:width="0.167cm" svg:height="0.322cm" svg:x="4.831cm" svg:y="-0.166cm"><text:p/><draw:enhanced-geometry svg:viewBox="0 0 21600 21600" draw:type="rectangle" draw:enhanced-path="M 0 0 L 21600 0 21600 21600 0 21600 0 0 Z N"/></draw:custom-shape><draw:line draw:name="Ligne 24" draw:style-name="gr38" draw:text-style-name="P147" svg:x1="4.997cm" svg:y1="-0.166cm" svg:x2="5.264cm" svg:y2="-0.166cm"><text:p/></draw:lin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20"><text:span text:style-name="T46">N</text:span><text:span text:style-name="T44">otons que les échanges au niveau de la couche "</text:span><text:span text:style-name="T8">ExchangeControl</text:span><text:span text:style-name="T44">" se font nécessairement en mode synchrone dans le sens où, même un message asynchrone sera acquitté par le receveur pour renforcer la qualité de la liaison</text:span><text:span text:style-name="T48">.</text:span></text:p>
      <text:p text:style-name="P32"/>
      <text:p text:style-name="P32"/>
      <text:p text:style-name="P32"/>
      <text:p text:style-name="P18"/>
      <text:p text:style-name="P31"/>
      <text:p text:style-name="P31"/>
      <text:h text:style-name="P78" text:outline-level="2"><text:bookmark-start text:name="__RefHeading___Toc2096_2496697646"/><text:soft-page-break/>Les trames du protocole<text:bookmark-end text:name="__RefHeading___Toc2096_2496697646"/></text:h>
      <text:p text:style-name="P4"><text:span text:style-name="T18">Le protocole est fait pour gérer jusqu'à </text:span><text:span text:style-name="T21">256</text:span><text:span text:style-name="T18"> entités qui échangent en FSK. </text:span><text:span text:style-name="T19">Les adresses s'étendent donc de 0 à 0xF</text:span><text:span text:style-name="T21">E, avec OxFF réservée pour le broadcast.</text:span><text:span text:style-name="T19"> </text:span><text:span text:style-name="T20">Org@ et Dest@ caractérisent, pour une transmission donnée, l'entité à l'origine du message et celle qui en est destinataire.</text:span></text:p>
      <text:p text:style-name="P58"/>
      <text:h text:style-name="P80" text:outline-level="3"><text:bookmark-start text:name="__RefHeading___Toc2098_2496697646"/><text:span text:style-name="T93">T</text:span>rame <text:span text:style-name="T93">ExchangeCtrle Frame</text:span><text:bookmark-end text:name="__RefHeading___Toc2098_2496697646"/></text:h>
      <text:p text:style-name="P63"/>
      <text:p text:style-name="P64">La trame se situe entre la couche ExchangeCtrle et la couche MAC.</text:p>
      <text:p text:style-name="Text_20_body"/>
      <text:p text:style-name="P65"><text:span text:style-name="T64">Constitution </text:span><text:span text:style-name="T63">: </text:span></text:p>
      <text:p text:style-name="P66"><text:span text:style-name="T57"><text:s/></text:span><text:span text:style-name="T65">|Dest@|Topic|Type_LenData|Data|Trial|</text:span><text:span text:style-name="T66"> </text:span><text:span text:style-name="T57"><text:s/></text:span><text:span text:style-name="T58"><text:s/></text:span><text:span text:style-name="T59">ou </text:span><text:span text:style-name="T57">|Dest@|Topic|Type_LenData|Data|Trial|</text:span><text:span text:style-name="T60"> </text:span></text:p>
      <text:p text:style-name="P67"/>
      <text:p text:style-name="P14"/>
      <text:p text:style-name="P13"><text:span text:style-name="T6">champ Dest/Org@ (8bits)</text:span>: Selon le sens, c'est l'adresse à qui est destiné le message<text:span text:style-name="T92">,</text:span> ou l'adresse source du message,</text:p>
      <text:p text:style-name="P13"><text:span text:style-name="T6">Topic (8bits)</text:span> : C'est le thème de la trame. Il permettra d'identifier de manière univoque l'échange en cours (voir plus loin). Cela peut être "pairing" pour un appairage des devices, ou bien "RunMode"...</text:p>
      <text:p text:style-name="P16"><text:span text:style-name="T55">Type_LenData</text:span><text:span text:style-name="T68"> </text:span><text:span text:style-name="T51">: </text:span><text:span text:style-name="T52">Les 6 bits de poids </text:span><text:span text:style-name="T53">faibles</text:span><text:span text:style-name="T52"> représentent la longueur de données, c'est à dire le nombre de caractères qui constituent la donnée (6</text:span><text:span text:style-name="T53">3</text:span><text:span text:style-name="T52"> maximum). Les deux bits de poids fort indiquent le type de trame :</text:span></text:p>
      <text:list xml:id="list436865079" text:style-name="L2">
        <text:list-item>
          <text:p text:style-name="P83">00 = <text:span text:style-name="T117">Req / </text:span>Requête,</text:p>
        </text:list-item>
        <text:list-item>
          <text:p text:style-name="P83">01 = Data,</text:p>
        </text:list-item>
        <text:list-item>
          <text:p text:style-name="P83"><text:span text:style-name="T94">10 = </text:span><text:span text:style-name="T117">AsyMssg / </text:span><text:span text:style-name="T94">Message asynchrone</text:span><text:span text:style-name="T93">,</text:span></text:p>
        </text:list-item>
        <text:list-item>
          <text:p text:style-name="P84">11 = Ack</text:p>
        </text:list-item>
      </text:list>
      <text:p text:style-name="P90"/>
      <text:p text:style-name="P28"><text:span text:style-name="T67">Data : </text:span><text:span text:style-name="T73">les données proprement dites, succession de caractères 8 bits qui ont un sens ordonnée pour l'application en amont. A ce niveau, c'est un simple bloc de données 8 bits, donc le nombre est indiqué dans le champ précédent.</text:span></text:p>
      <text:p text:style-name="P90"/>
      <text:p text:style-name="P15"><text:span text:style-name="T67">Trial</text:span><text:span text:style-name="T68">(8bits) </text:span><text:span text:style-name="T51">: </text:span><text:span text:style-name="T52">Nombre d'essais concernant l'échange en cours (depuis la première émission de la requête ou la première émission du message asynchrone). 1 à 25</text:span><text:span text:style-name="T54">5</text:span><text:span text:style-name="T52"> essais possibles. </text:span></text:p>
      <text:p text:style-name="P33"/>
      <text:p text:style-name="P27"/>
      <text:h text:style-name="P81" text:outline-level="3"><text:bookmark-start text:name="__RefHeading___Toc2100_2496697646"/><text:s/>Trame MAC Frame<text:bookmark-end text:name="__RefHeading___Toc2100_2496697646"/></text:h>
      <text:p text:style-name="P34"/>
      <text:p text:style-name="P35">La trame se situe entre la couche MAC et la couche <text:span text:style-name="T100">Phy_</text:span>UART</text:p>
      <text:p text:style-name="P35"/>
      <text:p text:style-name="P66"><text:span text:style-name="T64">Constitution </text:span><text:span text:style-name="T63">:</text:span></text:p>
      <text:p text:style-name="P69"><text:span text:style-name="T57">E</text:span><text:span text:style-name="T56">n descendant, transmission :</text:span></text:p>
      <text:p text:style-name="P60"><text:span text:style-name="T70">|</text:span><text:span text:style-name="T77">My@</text:span><text:span text:style-name="T71">|Dest@|Topic|Type_LenData|Data|Trial|</text:span><text:span text:style-name="T72"> </text:span></text:p>
      <text:p text:style-name="P86"/>
      <text:p text:style-name="P61"><text:span text:style-name="T69">En remontant, réception :</text:span></text:p>
      <text:p text:style-name="P60"><text:span text:style-name="T70"><text:s/></text:span><text:span text:style-name="T71">|</text:span><text:span text:style-name="T72">Org</text:span><text:span text:style-name="T71">@|</text:span><text:span text:style-name="T77">Dest@</text:span><text:span text:style-name="T71">|Topic|Type_LenData|Data|Trial|</text:span></text:p>
      <text:p text:style-name="P88"><text:s/></text:p>
      <text:p text:style-name="P68"><text:soft-page-break/></text:p>
      <text:p text:style-name="P89"/>
      <text:p text:style-name="P54"/>
      <text:p text:style-name="P49">Pour chacun des deux types de trame :</text:p>
      <text:list xml:id="list2290793648" text:style-name="L3">
        <text:list-item>
          <text:p text:style-name="P133">dans le sens d'une transmission, la couche MAC aura encapsulé la trame précédente pour y ajouter en tête l'adresse origine du message, à savoir My@ (traduire mon <text:span text:style-name="T95">adresse</text:span>, celle de l'entité en question, connue par la couche MAC),</text:p>
        </text:list-item>
        <text:list-item>
          <text:p text:style-name="P143"><text:span text:style-name="T22">dans le sens d'une réception, la couche UART présentant l'adresse de destination, Dest@, la couche MAC compare celle-ci avec My@. Si la comparaison est bonne, le message est transmis vers la couche supérieure à la couche MAC, à savoir la couche ExchangeControl</text:span><text:span text:style-name="T23"> (le message est alors décapsulé, on enlève Dest@ qui ne sert plus</text:span><text:span text:style-name="T25">)</text:span><text:span text:style-name="T22">. Dans le cas contraire, le message est écarté.</text:span></text:p>
        </text:list-item>
      </text:list>
      <text:h text:style-name="P82" text:outline-level="3">Tram Phy Frame</text:h>
      <text:p text:style-name="P49"/>
      <text:p text:style-name="P36">La trame se situe entre la couche <text:span text:style-name="T100">Phy_</text:span>UART<text:span text:style-name="T96"> et l'UART</text:span></text:p>
      <text:p text:style-name="P49"/>
      <text:p text:style-name="P71"><text:span text:style-name="T64">Constitution </text:span><text:span text:style-name="T63">:</text:span></text:p>
      <text:p text:style-name="P70"><text:span text:style-name="T57">E</text:span><text:span text:style-name="T56">n descendant, transmission :</text:span></text:p>
      <text:p text:style-name="P62"><text:span text:style-name="T89">|#####|Len</text:span><text:span text:style-name="T81">|</text:span><text:span text:style-name="T80">|</text:span><text:span text:style-name="T81">My@|</text:span><text:span text:style-name="T71">Dest@|Topic|Type_LenData|Data|Trial|</text:span><text:span text:style-name="T89">CheckSum|</text:span><text:span text:style-name="T90"> </text:span></text:p>
      <text:p text:style-name="P87"/>
      <text:p text:style-name="P87">En remontant, réception :</text:p>
      <text:p text:style-name="P29"><text:span text:style-name="T87">|#####|Len</text:span><text:span text:style-name="T50"> </text:span><text:span text:style-name="T82">|</text:span><text:span text:style-name="T79">Dest@|Org</text:span><text:span text:style-name="T83">@</text:span><text:span text:style-name="T82">|</text:span><text:span text:style-name="T50">Topic|Type_LenData|Data|Trial</text:span><text:span text:style-name="T73">|</text:span><text:span text:style-name="T87">CheckSum|</text:span><text:span text:style-name="T91"> </text:span><text:span text:style-name="T73"><text:s/></text:span><text:span text:style-name="T74"><text:s/></text:span></text:p>
      <text:p text:style-name="P49"/>
      <text:p text:style-name="P51">La couche Driver UART va encapsuler (décapsuler) la trame issu de (allant vers) la couche MAC. Pour l'encapsulation on ajoute les champs :</text:p>
      <text:p text:style-name="P5"><text:span text:style-name="T27">préambule ##### (5 octets, 40 bits) </text:span><text:span text:style-name="T22">: </text:span><text:span text:style-name="T24">ils sont nécessaires pour filtrer les autres transmission à 433MHz.</text:span></text:p>
      <text:p text:style-name="P6"><text:span text:style-name="T27">Len</text:span><text:span text:style-name="T29"> </text:span><text:span text:style-name="T27">(1octet)</text:span><text:span text:style-name="T29"> </text:span><text:span text:style-name="T22">: c'est la longueur totale de la trame, hors préembule #####. Il inclut le checksum.</text:span></text:p>
      <text:p text:style-name="P6"><text:span text:style-name="T27">Checksum</text:span><text:span text:style-name="T26"> </text:span><text:span text:style-name="T27">(</text:span><text:span text:style-name="T28">1 </text:span><text:span text:style-name="T27">octet) </text:span><text:span text:style-name="T22">: somme de l'ensemble (hors checksum) modulo 256.</text:span></text:p>
      <text:p text:style-name="P134"/>
      <text:h text:style-name="Heading_20_3" text:outline-level="3">Interaction au niveau de la couche ExchangeControl :</text:h>
      <text:p text:style-name="P52"/>
      <text:p text:style-name="P50"><draw:custom-shape text:anchor-type="paragraph" draw:z-index="25" draw:name="Forme 20" draw:style-name="gr33" svg:width="2.082cm" svg:height="0.83cm" svg:x="1.517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 21" draw:style-name="gr33" svg:width="2.082cm" svg:height="0.83cm" svg:x="4.71cm" svg:y="-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name="Ligne 25" draw:style-name="gr31" draw:text-style-name="P147" svg:x1="2.628cm" svg:y1="0.806cm" svg:x2="2.575cm" svg:y2="3.875cm"><text:p/></draw:line><draw:line text:anchor-type="paragraph" draw:z-index="28" draw:name="Ligne 26" draw:style-name="gr31" draw:text-style-name="P147" svg:x1="5.839cm" svg:y1="0.776cm" svg:x2="5.857cm" svg:y2="4.016cm"><text:p/></draw:line><draw:frame text:anchor-type="paragraph" draw:z-index="29" draw:name="Cadre de texte 29" draw:style-name="gr25" draw:text-style-name="P154" svg:width="1.271cm" svg:height="0.408cm" svg:x="2.011cm" svg:y="0.224cm"><draw:text-box><text:p><text:span text:style-name="T1">Part A</text:span></text:p></draw:text-box></draw:frame><draw:frame text:anchor-type="paragraph" draw:z-index="30" draw:name="Cadre de texte 34" draw:style-name="gr25" draw:text-style-name="P154" svg:width="1.271cm" svg:height="0.408cm" svg:x="5.186cm" svg:y="0.164cm"><draw:text-box><text:p><text:span text:style-name="T1">Part B</text:span></text:p></draw:text-box></draw:frame><draw:line text:anchor-type="paragraph" draw:z-index="31" draw:name="Ligne 27" draw:style-name="gr31" draw:text-style-name="P147" svg:x1="2.593cm" svg:y1="1.229cm" svg:x2="5.803cm" svg:y2="1.229cm"><text:p/></draw:line><draw:line text:anchor-type="paragraph" draw:z-index="32" draw:name="Ligne 28" draw:style-name="gr26" draw:text-style-name="P147" svg:x1="5.803cm" svg:y1="1.723cm" svg:x2="2.628cm" svg:y2="1.728cm"><text:p/></draw:line><draw:line text:anchor-type="paragraph" draw:z-index="33" draw:name="Ligne 29" draw:style-name="gr32" draw:text-style-name="P147" svg:x1="2.628cm" svg:y1="2.81cm" svg:x2="5.838cm" svg:y2="2.81cm"><text:p/></draw:line><draw:line text:anchor-type="paragraph" draw:z-index="34" draw:name="Ligne 30" draw:style-name="gr31" draw:text-style-name="P147" svg:x1="8.767cm" svg:y1="2.658cm" svg:x2="6.174cm" svg:y2="1.67cm"><text:p/></draw:line><draw:frame text:anchor-type="paragraph" draw:z-index="36" draw:name="Cadre de texte 36" draw:style-name="gr25" draw:text-style-name="P154" svg:width="2.911cm" svg:height="0.408cm" svg:x="9.031cm" svg:y="2.445cm"><draw:text-box><text:p><text:span text:style-name="T1">Échange synchrone</text:span></text:p></draw:text-box></draw:frame><draw:frame text:anchor-type="paragraph" draw:z-index="38" draw:name="Cadre de texte 40" draw:style-name="gr25" draw:text-style-name="P155" svg:width="1.606cm" svg:height="0.408cm" svg:x="3.792cm" svg:y="1.729cm"><draw:text-box><text:p><text:span text:style-name="T130">data</text:span></text:p></draw:text-box></draw:frame><draw:frame text:anchor-type="paragraph" draw:z-index="39" draw:name="Cadre de texte 41" draw:style-name="gr29" draw:text-style-name="P155" svg:width="2.7cm" svg:height="0.671cm" svg:x="3.034cm" svg:y="2.288cm"><draw:text-box><text:p><text:span text:style-name="T130">mssg Asy <text:s/>(</text:span><text:span text:style-name="T131"></text:span><text:span text:style-name="T130"> m)</text:span></text:p></draw:text-box></draw:frame><draw:g text:anchor-type="paragraph" draw:z-index="40" draw:name="DrawObject 12" draw:style-name="gr7"><draw:custom-shape draw:name="Forme 22" draw:style-name="gr27" draw:text-style-name="P156" svg:width="4.368cm" svg:height="0.937cm" svg:x="7.798cm" svg:y="-0.041cm"><text:p/><draw:enhanced-geometry svg:viewBox="0 0 21600 21600" draw:type="rectangle" draw:enhanced-path="M 0 0 L 21600 0 21600 21600 0 21600 0 0 Z N"/></draw:custom-shape><draw:frame draw:name="Cadre de texte 42" draw:style-name="gr28" draw:text-style-name="P157" svg:width="3.982cm" svg:height="0.847cm" svg:x="8.183cm" svg:y="0.157cm"><draw:text-box><text:p><text:span text:style-name="T126">Niveau ExchangeCtrl</text:span></text:p></draw:text-box></draw:frame></draw:g></text:p>
      <text:p text:style-name="P50"><draw:frame text:anchor-type="paragraph" draw:z-index="37" draw:name="Cadre de texte 39" draw:style-name="gr30" draw:text-style-name="P155" svg:width="2.029cm" svg:height="0.507cm" svg:x="2.905cm" svg:y="0.118cm"><draw:text-box><text:p><text:span text:style-name="T130">Requête (</text:span><text:span text:style-name="T131"></text:span><text:span text:style-name="T130"> n)</text:span></text:p></draw:text-box></draw:frame></text:p>
      <text:p text:style-name="P50"/>
      <text:p text:style-name="P23"/>
      <text:p text:style-name="P23"><draw:line text:anchor-type="paragraph" draw:z-index="35" draw:name="Ligne 31" draw:style-name="gr31" draw:text-style-name="P147" svg:x1="8.767cm" svg:y1="0.026cm" svg:x2="6.174cm" svg:y2="0.155cm"><text:p/></draw:line></text:p>
      <text:p text:style-name="P23"><draw:line text:anchor-type="paragraph" draw:z-index="41" draw:name="Ligne 1" draw:style-name="gr26" draw:text-style-name="P147" svg:x1="5.803cm" svg:y1="0.139cm" svg:x2="2.628cm" svg:y2="0.144cm"><text:p/></draw:line><draw:frame text:anchor-type="paragraph" draw:z-index="42" draw:name="Cadre de texte 4" draw:style-name="gr25" draw:text-style-name="P155" svg:width="1.606cm" svg:height="0.408cm" svg:x="3.644cm" svg:y="0.212cm"><draw:text-box><text:p><text:span text:style-name="T130">Ack</text:span></text:p></draw:text-box></draw:frame></text:p>
      <text:p text:style-name="P23"/>
      <text:p text:style-name="P44">A ce niveau, requête ou message asynchrone sont en fait synchrones et seront relancés n fois si nécessaire pour assurer la bonne remise du message.</text:p>
      <text:h text:style-name="Heading_20_1" text:outline-level="1"><text:soft-page-break/>Mécanisme logiciel de la pile de communication</text:h>
      <text:p text:style-name="P72"/>
      <text:p text:style-name="P37"/>
      <text:p text:style-name="P37">La pile utilisera le systick timer pour gérer tout ce qui est de l'ordre du timeout. Egalement, les trois couches logicielle (UART Driver, MAC, ExchangeCtrle) seront gérées par une machine à état.</text:p>
      <text:p text:style-name="P37"/>
      <text:h text:style-name="Heading_20_2" text:outline-level="2">La gestion des timeout</text:h>
      <text:p text:style-name="P38">Le systick sera <text:span text:style-name="T97">cadencé à 100µs</text:span>.<text:span text:style-name="T97"> Deux fonctions seront utilisées :</text:span></text:p>
      <text:list xml:id="list2130854631" text:style-name="L4">
        <text:list-item>
          <text:p text:style-name="P97"><text:span text:style-name="T8">ChronoStart()</text:span> : initialise un compteur et lance le systick </text:p>
        </text:list-item>
        <text:list-item>
          <text:p text:style-name="P97"><text:span text:style-name="T8">ChronoGet() </text:span>: renvoie la valeur du systick.</text:p>
        </text:list-item>
      </text:list>
      <text:p text:style-name="P39"/>
      <text:p text:style-name="P39">Chaque brique logicielle xxx qui aura besoin d'un Timeout devra :</text:p>
      <text:list xml:id="list1964898222" text:style-name="L5">
        <text:list-item>
          <text:p text:style-name="P144"><text:span text:style-name="T31">utiliser une fonction nommée </text:span><text:span text:style-name="T34">xxx_TimeOut</text:span><text:span text:style-name="T35">_Start(TimeOut_ms)</text:span><text:span text:style-name="T32"> : mémorise quelque part la valeur courante du systick à laquelle on ajoute 10 * TimeOut_ms,</text:span></text:p>
        </text:list-item>
        <text:list-item>
          <text:p text:style-name="P145"><text:span text:style-name="T30">utiliser une fonction nommée</text:span><text:span text:style-name="T33"> xxx_GetTimeOut_Status()</text:span><text:span text:style-name="T30"> : compare la valeur courante du Systick avec la valeur mémorisée. Donne 0 ou 1 selon que le temps est échu ou pas.</text:span></text:p>
          <text:p text:style-name="P98"/>
        </text:list-item>
      </text:list>
      <text:p text:style-name="P99">Attention, la comparaison devra se faire en signé pour gérer correctement le débordement. </text:p>
      <text:p text:style-name="P73"><text:span text:style-name="T30">Exemple (systick 24bits) : valeur maximale = 0xFFFFFF </text:span><text:span text:style-name="T98"></text:span><text:span text:style-name="T61"> </text:span><text:span text:style-name="T62">1677 secondes (27,78 heures). </text:span></text:p>
      <text:p text:style-name="P74"><text:span text:style-name="T61">Supposons que la mémorisation soit 0xFFFFFF (-1 en extension 32 bits). Supposons que le Timeout voulu soit de 2ms, la valeur attendue est donc 0x</text:span><text:span text:style-name="T88">FF</text:span><text:span text:style-name="T61">FFFFFF + 10*2 = -1+20=19. </text:span></text:p>
      <text:p text:style-name="P146">La comparaison se passera bien.</text:p>
      <text:p text:style-name="P39"/>
      <text:p text:style-name="P55">En résumé : </text:p>
      <text:p text:style-name="P40">Initialisation générale : <text:span text:style-name="T9">ChronoStart()</text:span><text:span text:style-name="T97"> </text:span></text:p>
      <text:p text:style-name="P40">La brique xxx veut lancer un TimeOut à 1ms :</text:p>
      <text:p text:style-name="P40"><text:span text:style-name="T9">xxx_TimeOut</text:span><text:span text:style-name="T10">_Start(</text:span><text:span text:style-name="T8">1</text:span><text:span text:style-name="T10">)</text:span><text:span text:style-name="T8"> </text:span>( fonction qui appellera <text:span text:style-name="T8">ChronoGet()</text:span> puis ajoutera 10, le tout mémorisé)</text:p>
      <text:p text:style-name="P40">De manière récurrente dans la brique xxx, on lancera <text:span text:style-name="T10">xxx_GetTimeOut_Status()</text:span><text:span text:style-name="T8"> </text:span>pour savoir si le temps est échu ou pas.</text:p>
      <text:p text:style-name="P39"/>
      <text:h text:style-name="Heading_20_2" text:outline-level="2">Machine à état<text:span text:style-name="T99"> fini (FSM)</text:span></text:h>
      <text:p text:style-name="P40"/>
      <text:p text:style-name="P41">Pour une brique logicielle xxx, on utilisera les fonctions :</text:p>
      <text:list xml:id="list662685557" text:style-name="L6">
        <text:list-item>
          <text:p text:style-name="P100"><text:span text:style-name="T8">xxx_</text:span><text:span text:style-name="T11">F</text:span><text:span text:style-name="T8">SM_Reset()</text:span> : met la machine à état dans son état initial qui ne fait strictement rien,</text:p>
        </text:list-item>
        <text:list-item>
          <text:p text:style-name="P100"><text:span text:style-name="T8">xxx_</text:span><text:span text:style-name="T11">F</text:span><text:span text:style-name="T8">SM_Start() </text:span>: sort de l'état initial, active le graphe d'état. La machine à état est fonctionnelle,</text:p>
        </text:list-item>
        <text:list-item>
          <text:p text:style-name="P100"><text:soft-page-break/><text:span text:style-name="T8">xxx_</text:span><text:span text:style-name="T11">F</text:span><text:span text:style-name="T8">SM_Progress()</text:span> : Fait progresser d'une transition la machine à état. Doit être appelée régulièrement sous IT. Ne dure pas. Très courte. Met à jour les sorties en fin d'exécution en fonction de l'état (machine de Moore)</text:p>
        </text:list-item>
      </text:list>
      <text:p text:style-name="P41"/>
      <text:p text:style-name="P42">Pour pouvoir fonctionner, la brique logicielle doit posséder une variable état de type énumérée qui représentera l'état en cours. Egalement, elle utilisera un<text:span text:style-name="T99">e structure</text:span> <text:span text:style-name="T99">pour les</text:span> transition<text:span text:style-name="T99">s</text:span> dont la <text:span text:style-name="T99">nature</text:span> sera propre à chaque machine à état.</text:p>
      <text:p text:style-name="P42"/>
      <text:list xml:id="list720599799" text:style-name="L7">
        <text:list-item>
          <text:p text:style-name="P138">xxx_<text:span text:style-name="T99">FSM_</text:span>CurrentState<text:span text:style-name="T99"> : char</text:span></text:p>
        </text:list-item>
        <text:list-item>
          <text:p text:style-name="P139">xxx_FSM_Transition :Structure</text:p>
        </text:list-item>
      </text:list>
      <text:p text:style-name="P42"/>
      <text:h text:style-name="Heading_20_2" text:outline-level="2">Exécution de la pile</text:h>
      <text:p text:style-name="P43"/>
      <text:p text:style-name="P43">Le fonctionnement de chaque couche doit se faire de manière parallèle (ou presque...). Pour cela, il sera nécessaire de :</text:p>
      <text:list xml:id="list3463784699" text:style-name="L8">
        <text:list-item>
          <text:p text:style-name="P103">utiliser le systick pour gérer le timeout de chaque couche,</text:p>
        </text:list-item>
        <text:list-item>
          <text:p text:style-name="P103">utiliser un autre timer pour gérer TOUTES les machines à état sous forme interruptive. La routine d'interruption <text:span text:style-name="T100">FSM </text:span>doit lancer en suivant toutes les progressions des FSM,</text:p>
        </text:list-item>
        <text:list-item>
          <text:p text:style-name="P106">L'interruption FSM est logée dans la couche la plus haute de la pile, donc dans <text:span text:style-name="T8">ExchangeCtrl</text:span>.</text:p>
        </text:list-item>
      </text:list>
      <text:p text:style-name="P43"/>
      <text:h text:style-name="Heading_20_2" text:outline-level="2">Architecture logicielle</text:h>
      <text:p text:style-name="P43"/>
      <text:p text:style-name="P44">La pile de communication que nous développons pour l'application domotique doit avoir un nom :</text:p>
      <text:p text:style-name="P59">FSK_Com_Stack.</text:p>
      <text:p text:style-name="P59"/>
      <text:p text:style-name="P44">L'architecture logicielle sera la suivante</text:p>
      <text:p text:style-name="P59"/>
      <text:p text:style-name="P59"><draw:g text:anchor-type="paragraph" draw:z-index="44" draw:name="DrawObject15" draw:style-name="gr7"><draw:g draw:name="DrawObject13" draw:style-name="gr8"><draw:custom-shape draw:name="Forme 1" draw:style-name="gr23" draw:text-style-name="P150" svg:width="2.617cm" svg:height="0.666cm" svg:x="4.332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5" draw:style-name="gr24" draw:text-style-name="P152" svg:width="2.396cm" svg:height="0.555cm" svg:x="4.552cm" svg:y="0.067cm"><draw:text-box><text:p><text:span text:style-name="T128"><text:s text:c="2"/></text:span><text:span text:style-name="T128">ExchangeCtrl</text:span></text:p></draw:text-box></draw:frame></draw:g><draw:g draw:name="DrawObject 11" draw:style-name="gr8"><draw:custom-shape draw:name="Forme 23" draw:style-name="gr23" draw:text-style-name="P150" svg:width="2.617cm" svg:height="0.666cm" svg:x="4.348cm" svg:y="1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" draw:style-name="gr24" draw:text-style-name="P152" svg:width="2.396cm" svg:height="0.555cm" svg:x="4.568cm" svg:y="1.305cm"><draw:text-box><text:p><text:span text:style-name="T128"><text:s text:c="9"/></text:span><text:span text:style-name="T128">MAC</text:span></text:p></draw:text-box></draw:frame></draw:g><draw:line draw:name="Ligne verticale 10" draw:style-name="gr13" draw:text-style-name="P147" svg:x1="5.595cm" svg:y1="0.621cm" svg:x2="5.595cm" svg:y2="1.194cm"><text:p/></draw:line></draw:g></text:p>
      <text:p text:style-name="P59"/>
      <text:p text:style-name="P59"/>
      <text:p text:style-name="P59"><draw:line text:anchor-type="paragraph" draw:z-index="45" draw:name="Ligne verticale 11" draw:style-name="gr22" draw:text-style-name="P147" svg:x1="5.565cm" svg:y1="-0.115cm" svg:x2="5.565cm" svg:y2="0.458cm"><text:p/></draw:line></text:p>
      <text:p text:style-name="P59"><draw:g text:anchor-type="paragraph" draw:z-index="43" draw:name="DrawObject 13" draw:style-name="gr7"><draw:custom-shape draw:name="Forme 24" draw:style-name="gr23" draw:text-style-name="P150" svg:width="2.617cm" svg:height="0.666cm" svg:x="4.274cm" svg:y="-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7" draw:style-name="gr24" draw:text-style-name="P152" svg:width="2.396cm" svg:height="0.555cm" svg:x="4.494cm" svg:y="-0.072cm"><draw:text-box><text:p><text:span text:style-name="T128"><text:s text:c="6"/></text:span><text:span text:style-name="T128">Phy_UART</text:span></text:p></draw:text-box></draw:frame></draw:g></text:p>
      <text:p text:style-name="P37"/>
      <text:p text:style-name="P37"/>
      <text:p text:style-name="P37"/>
      <text:p text:style-name="P37"/>
      <text:h text:style-name="P77" text:outline-level="1"><text:soft-page-break/>La couche ExchangeControl</text:h>
      <text:p text:style-name="P25"/>
      <text:p text:style-name="P45">Si on veut généraliser un peu, il faudrait que la couche <text:span text:style-name="T8">ExchangeControl</text:span> puisse gérer plusieurs communications à la fois. Cela implique de mémoriser tout le contexte lié à un échange. </text:p>
      <text:p text:style-name="P45">Ce contexte doit réunir l'état de l'échange, ses caractéristiques (message de départ, message de retour), mais également tout ce qui concerne le graphe d'état associé. A un instant donné, on peut avoir plusieurs FSM qui tournent en même temps.</text:p>
      <text:p text:style-name="P46">On appellera<text:span text:style-name="T2"> Exchange (ou échange)</text:span>, un contexte qui réunit tout ce qui concerne :</text:p>
      <text:list xml:id="list2199707279" text:style-name="L9">
        <text:list-item>
          <text:p text:style-name="P107">une requête ou un message asynchrone,</text:p>
        </text:list-item>
        <text:list-item>
          <text:p text:style-name="P107">une donnée ou un simple accusé de réception.</text:p>
        </text:list-item>
      </text:list>
      <text:p text:style-name="P26"/>
      <text:p text:style-name="P46">Créer un échange, c'est créer une donnée complexe contenant<text:span text:style-name="T101"> le contexte de l'échange. Clôturer, détruire un échange c'est libérer la donnée contenant le contexte associé, la remettre à zéro.</text:span></text:p>
      <text:p text:style-name="P46"/>
      <text:p text:style-name="P47">La pile construite contiendra <text:span text:style-name="T2">10 échanges</text:span> en même temps maximum à chaque instant.</text:p>
      <text:p text:style-name="P26"/>
      <text:p text:style-name="P46">Les échanges, du point de vue applicatif sont vus ainsi :</text:p>
      <text:p text:style-name="P56">Les émissions avec retour de données ou accusé de réception </text:p>
      <text:list xml:id="list210621565151298" text:continue-numbering="true" text:style-name="L9">
        <text:list-item>
          <text:p text:style-name="P107">Lors de l'émission d'une requête, il y a création d'un échange. <text:span text:style-name="T105">La couche </text:span><text:span text:style-name="T13">ExchangeCtrl</text:span><text:span text:style-name="T105"> émet une </text:span><text:span text:style-name="T5">trame de type requête</text:span><text:span text:style-name="T105">. L'échange</text:span> sera clôturé obligatoirement par la couche applicative. En effet, une requête attend un retour de données par l'application. C'est donc à elle d'estimer si l'échange est fini ou pas. La pile aura répondu par les données ou par un status TimeOut<text:span text:style-name="T102">,</text:span></text:p>
        </text:list-item>
        <text:list-item>
          <text:p text:style-name="P108">lors de l'émission d'un message <text:span text:style-name="T103">asynchrone</text:span>, il y aussi création d'un échange. <text:span text:style-name="T105">La couche </text:span><text:span text:style-name="T13">ExchangeCtrl</text:span><text:span text:style-name="T105"> émet une </text:span><text:span text:style-name="T5">trame de type Message Asynchrone</text:span><text:span text:style-name="T105">. </text:span>Par contre <text:span text:style-name="T105">ici, </text:span>ce sera la pile qui mettra fin à l'échange.<text:span text:style-name="T101"> Lors de la réception de l'ack, ou d'un timeOut, le status est indiqué comme pour une requête, mais ici, après 2ms</text:span><text:span text:style-name="T102">. C'est à l'application de venir saisir l'information si elle le désire,</text:span></text:p>
        </text:list-item>
      </text:list>
      <text:p text:style-name="P48"/>
      <text:p text:style-name="P46"/>
      <text:p text:style-name="P57">Réception</text:p>
      <text:list xml:id="list210622168253258" text:continue-numbering="true" text:style-name="L9">
        <text:list-item>
          <text:p text:style-name="P109">Lors de la réception d'une requête, un échange est créé<text:span text:style-name="T104"> pour être pris en compte par la couche applicative</text:span>. La couche applicative envoie alors <text:span text:style-name="T104">les données correspondantes. La couche </text:span><text:span text:style-name="T12">ExchangeCtrl</text:span><text:span text:style-name="T104"> transfère alors celles-ci sous la forme d'une </text:span><text:span text:style-name="T4">trame data</text:span><text:span text:style-name="T104"> toute simple qui ne demande aucun accusé de réception.</text:span><text:span text:style-name="T105"> L'échange est détruit automatiquement.</text:span></text:p>
        </text:list-item>
        <text:list-item>
          <text:p text:style-name="P110">Lors de la réception d'un message asynchrone, un échange est créé <text:s/>pour être pris en compte par la couche applicative. L'échange <text:span text:style-name="T105">est détruit à la lecture du message par la couche applicative. <text:s/></text:span>Une <text:span text:style-name="T2">trame Ack</text:span> est automatiquement envoyée<text:span text:style-name="T105"> en suivant.</text:span></text:p>
        </text:list-item>
      </text:list>
      <text:p text:style-name="P26"/>
      <text:p text:style-name="P26"/>
      <text:p text:style-name="P26"/>
      <text:p text:style-name="P26"/>
      <text:p text:style-name="P26"><text:soft-page-break/></text:p>
      <text:p text:style-name="P26"><draw:g text:anchor-type="paragraph" draw:z-index="46" draw:name="DrawObject14" draw:style-name="gr7"><draw:g draw:name="DrawObject 14" draw:style-name="gr8"><draw:custom-shape draw:name="Forme 25" draw:style-name="gr9" draw:text-style-name="P150" svg:width="2.603cm" svg:height="1.417cm" svg:x="1.099cm" svg:y="0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37" draw:style-name="gr10" draw:text-style-name="P152" svg:width="2.384cm" svg:height="1.181cm" svg:x="1.317cm" svg:y="0.596cm"><draw:text-box><text:p><text:span text:style-name="T128"><text:s text:c="7"/></text:span></text:p><text:p><text:span text:style-name="T129"><text:s text:c="4"/></text:span><text:span text:style-name="T129">Device A</text:span></text:p></draw:text-box></draw:frame></draw:g><draw:g draw:name="DrawObject 18" draw:style-name="gr8"><draw:custom-shape draw:name="Forme 28" draw:style-name="gr9" draw:text-style-name="P150" svg:width="2.603cm" svg:height="1.417cm" svg:x="13.227cm" svg:y="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5" draw:style-name="gr10" draw:text-style-name="P152" svg:width="2.384cm" svg:height="1.181cm" svg:x="13.446cm" svg:y="0.481cm"><draw:text-box><text:p><text:span text:style-name="T128"><text:s text:c="7"/></text:span></text:p><text:p><text:span text:style-name="T129"><text:s text:c="3"/></text:span><text:span text:style-name="T129">Device B</text:span></text:p></draw:text-box></draw:frame></draw:g><draw:g draw:name="DrawObject 16" draw:style-name="gr8"><draw:custom-shape draw:name="Forme 26" draw:style-name="gr11" draw:text-style-name="P150" svg:width="5.331cm" svg:height="1.391cm" svg:x="1.129cm" svg:y="2.9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3" draw:style-name="gr12" draw:text-style-name="P153" svg:width="4.88cm" svg:height="1.16cm" svg:x="1.58cm" svg:y="3.203cm"><draw:text-box><text:p><text:span text:style-name="T129"><text:s text:c="7"/></text:span><text:span text:style-name="T129">Appli</text:span></text:p></draw:text-box></draw:frame></draw:g><draw:g draw:name="DrawObject 17" draw:style-name="gr8"><draw:custom-shape draw:name="Forme 27" draw:style-name="gr11" draw:text-style-name="P150" svg:width="5.331cm" svg:height="1.391cm" svg:x="1.162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4" draw:style-name="gr12" draw:text-style-name="P153" svg:width="4.885cm" svg:height="1.16cm" svg:x="1.609cm" svg:y="6.68cm"><draw:text-box><text:p><text:span text:style-name="T129"><text:s text:c="2"/></text:span><text:span text:style-name="T129">ExchangeCtrl</text:span></text:p></draw:text-box></draw:frame></draw:g><draw:line draw:name="Ligne 2" draw:style-name="gr13" draw:text-style-name="P147" svg:x1="2.158cm" svg:y1="4.363cm" svg:x2="2.187cm" svg:y2="6.449cm"><text:p/></draw:line><draw:g draw:name="DrawObject 19" draw:style-name="gr8"><draw:custom-shape draw:name="Forme 29" draw:style-name="gr11" draw:text-style-name="P150" svg:width="5.331cm" svg:height="1.391cm" svg:x="11.331cm" svg:y="2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6" draw:style-name="gr12" draw:text-style-name="P153" svg:width="4.88cm" svg:height="1.16cm" svg:x="11.783cm" svg:y="3.124cm"><draw:text-box><text:p><text:span text:style-name="T129"><text:s text:c="7"/></text:span><text:span text:style-name="T129">Appli</text:span></text:p></draw:text-box></draw:frame></draw:g><draw:g draw:name="DrawObject 20" draw:style-name="gr8"><draw:custom-shape draw:name="Forme 30" draw:style-name="gr14" draw:text-style-name="P150" svg:width="3.671cm" svg:height="1.391cm" svg:x="11.365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7" draw:style-name="gr12" draw:text-style-name="P153" svg:width="3.365cm" svg:height="1.16cm" svg:x="11.671cm" svg:y="6.68cm"><draw:text-box><text:p><text:span text:style-name="T129"><text:s text:c="2"/></text:span><text:span text:style-name="T129">ExchangeCtrl</text:span></text:p></draw:text-box></draw:frame></draw:g><draw:line draw:name="Ligne 3" draw:style-name="gr13" draw:text-style-name="P147" svg:x1="12.197cm" svg:y1="6.449cm" svg:x2="12.197cm" svg:y2="4.362cm"><text:p/></draw:line><draw:frame draw:name="Cadre de texte 48" draw:style-name="gr18" draw:text-style-name="P154" svg:width="1.574cm" svg:height="0.525cm" svg:x="1.113cm" svg:y="4.769cm"><draw:text-box><text:p><text:span text:style-name="T1">1- Req</text:span></text:p></draw:text-box></draw:frame><draw:path draw:name="Courbe de Bézier 1" draw:style-name="gr16" draw:text-style-name="P147" svg:width="0.602cm" svg:height="0.688cm" draw:transform="rotate (3.10528980514831) translate (1.16140277777778cm 7.67644444444439cm)" svg:viewBox="0 0 603 689" svg:d="M25 689c1315 0-25-689-25-689"><text:p/></draw:path><draw:frame draw:name="Cadre de texte 49" draw:style-name="gr17" draw:text-style-name="P154" svg:width="1.574cm" svg:height="0.814cm" svg:x="9.068cm" svg:y="6.708cm"><draw:text-box><text:p><text:span text:style-name="T1">4- Create Exch n°y</text:span></text:p></draw:text-box></draw:frame><draw:frame draw:name="Cadre de texte 50" draw:style-name="gr18" draw:text-style-name="P154" svg:width="1.574cm" svg:height="0.525cm" svg:x="1.785cm" svg:y="8.904cm"><draw:text-box><text:p><text:span text:style-name="T1">3- Req</text:span></text:p></draw:text-box></draw:frame><draw:frame draw:name="Cadre de texte 51" draw:style-name="gr18" draw:text-style-name="P154" svg:width="1.574cm" svg:height="0.525cm" svg:x="10.991cm" svg:y="4.868cm"><draw:text-box><text:p><text:span text:style-name="T1">5- Req</text:span></text:p></draw:text-box></draw:frame><draw:line draw:name="Ligne 4" draw:style-name="gr13" draw:text-style-name="P147" svg:x1="12.758cm" svg:y1="4.283cm" svg:x2="12.758cm" svg:y2="6.449cm"><text:p/></draw:line><draw:path draw:name="Courbe de Bézier 2" draw:style-name="gr16" draw:text-style-name="P147" svg:width="0.601cm" svg:height="0.669cm" draw:transform="rotate (0.0363028484414821) translate (10.7626401751496cm 6.82947851579327cm)" svg:viewBox="0 0 602 670" svg:d="M578 670c-1315-2 24-670 24-670"><text:p/></draw:path><draw:frame draw:name="Cadre de texte 52" draw:style-name="gr17" draw:text-style-name="P154" svg:width="1.574cm" svg:height="0.814cm" svg:x="-0.995cm" svg:y="6.757cm"><draw:text-box><text:p><text:span text:style-name="T1">2- Create Exch n°x</text:span></text:p></draw:text-box></draw:frame><draw:frame draw:name="Cadre de texte 53" draw:style-name="gr18" draw:text-style-name="P154" svg:width="1.574cm" svg:height="0.525cm" svg:x="13.042cm" svg:y="4.836cm"><draw:text-box><text:p><text:span text:style-name="T1">5- Data</text:span></text:p></draw:text-box></draw:frame><draw:path draw:name="Courbe de Bézier 3" draw:style-name="gr16" draw:text-style-name="P147" svg:width="0.776cm" svg:height="0.688cm" draw:transform="skewX (-0.0178023583703422) rotate (-3.11349285263268) translate (15.8123448565329cm 7.34945361055322cm)" svg:viewBox="0 0 777 689" svg:d="M746 689c-1696 0 31-689 31-689"><text:p/></draw:path><draw:frame draw:name="Cadre de texte 54" draw:style-name="gr17" draw:text-style-name="P154" svg:width="1.574cm" svg:height="0.814cm" svg:x="16.109cm" svg:y="6.577cm"><draw:text-box><text:p><text:span text:style-name="T1">7- Kill Exch n°y</text:span></text:p></draw:text-box></draw:frame><draw:polyline draw:name="Polyligne avec 4 angles 1" draw:style-name="gr16" draw:text-style-name="P147" svg:width="1.759cm" svg:height="9.555cm" draw:transform="rotate (-1.56119701590893) translate (12.5790316967021cm 7.74699101865683cm)" svg:viewBox="0 0 1760 9556" draw:points="0,9556 1669,9556 1760,0 91,32"><text:p/></draw:polyline><draw:polyline draw:name="Polyligne avec 4 angles 2" draw:style-name="gr16" draw:text-style-name="P147" svg:width="2.44cm" svg:height="9.156cm" draw:transform="skewX (0.00663225115757845) rotate (1.56433860856252) translate (4.52966666666667cm 10.1600000000002cm)" svg:viewBox="0 0 2441 9157" draw:points="2441,9157 120,9157 0,0 2322,31"><text:p/></draw:polyline><draw:frame draw:name="Cadre de texte 55" draw:style-name="gr18" draw:text-style-name="P154" svg:width="1.574cm" svg:height="0.525cm" svg:x="6.579cm" svg:y="9.721cm"><draw:text-box><text:p><text:span text:style-name="T1">6- Data</text:span></text:p></draw:text-box></draw:frame><draw:line draw:name="Ligne 5" draw:style-name="gr13" draw:text-style-name="P147" svg:x1="4.468cm" svg:y1="6.449cm" svg:x2="4.468cm" svg:y2="4.362cm"><text:p/></draw:line><draw:frame draw:name="Cadre de texte 56" draw:style-name="gr18" draw:text-style-name="P154" svg:width="1.574cm" svg:height="0.525cm" svg:x="3.228cm" svg:y="5.085cm"><draw:text-box><text:p><text:span text:style-name="T1">8- Data</text:span></text:p></draw:text-box></draw:frame><draw:line draw:name="Ligne 6" draw:style-name="gr13" draw:text-style-name="P147" svg:x1="5.332cm" svg:y1="4.362cm" svg:x2="5.316cm" svg:y2="6.449cm"><text:p/></draw:line><draw:frame draw:name="Cadre de texte 57" draw:style-name="gr17" draw:text-style-name="P154" svg:width="1.574cm" svg:height="0.814cm" svg:x="5.44cm" svg:y="5.18cm"><draw:text-box><text:p><text:span text:style-name="T1">9- Kill Exch n°x</text:span></text:p></draw:text-box></draw:frame><draw:ellipse draw:name="Arc d'ellipse 1" draw:style-name="gr19" draw:text-style-name="P147" svg:width="0.098cm" svg:height="0.017cm" svg:x="5.156cm" svg:y="7.068cm" draw:kind="arc" draw:start-angle="274.12" draw:end-angle="291.45"><text:p/></draw:ellipse><draw:ellipse draw:name="Arc d'ellipse 2" draw:style-name="gr16" draw:text-style-name="P147" svg:width="0.627cm" svg:height="0.449cm" svg:x="4.995cm" svg:y="7.212cm" draw:kind="arc" draw:start-angle="272.16" draw:end-angle="188.35"><text:p/></draw:ellipse><draw:frame draw:name="Cadre de texte 58" draw:style-name="gr18" draw:text-style-name="P154" svg:width="1.574cm" svg:height="0.525cm" svg:x="4.734cm" svg:y="6.59cm"><draw:text-box><text:p><text:span text:style-name="T1">8’- retry n</text:span></text:p></draw:text-box></draw:frame><draw:line draw:name="Ligne 7" draw:style-name="gr13" draw:text-style-name="P147" svg:x1="5.556cm" svg:y1="1.025cm" svg:x2="11.922cm" svg:y2="1.021cm"><text:p/></draw:line><draw:line draw:name="Ligne 32" draw:style-name="gr13" draw:text-style-name="P147" svg:x1="11.811cm" svg:y1="1.614cm" svg:x2="5.637cm" svg:y2="1.614cm"><text:p/></draw:line><draw:frame draw:name="Cadre de texte 59" draw:style-name="gr21" draw:text-style-name="P154" svg:width="1.574cm" svg:height="0.433cm" svg:x="6.741cm" svg:y="0.508cm"><draw:text-box><text:p><text:span text:style-name="T1">Req</text:span></text:p></draw:text-box></draw:frame><draw:frame draw:name="Cadre de texte 60" draw:style-name="gr21" draw:text-style-name="P154" svg:width="1.574cm" svg:height="0.433cm" svg:x="6.741cm" svg:y="1.182cm"><draw:text-box><text:p><text:span text:style-name="T1">Data</text:span></text:p></draw:text-box></draw:frame></draw:g></text:p>
      <text:p text:style-name="P26"><draw:g text:anchor-type="paragraph" draw:z-index="47" draw:name="DrawObject21" draw:style-name="gr7"><draw:g draw:name="DrawObject 21" draw:style-name="gr8"><draw:custom-shape draw:name="Forme 61" draw:style-name="gr9" draw:text-style-name="P150" svg:width="2.603cm" svg:height="1.417cm" svg:x="0.923cm" svg:y="0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1" draw:style-name="gr10" draw:text-style-name="P152" svg:width="2.384cm" svg:height="1.181cm" svg:x="1.141cm" svg:y="0.845cm"><draw:text-box><text:p><text:span text:style-name="T128"><text:s text:c="7"/></text:span></text:p><text:p><text:span text:style-name="T129"><text:s text:c="4"/></text:span><text:span text:style-name="T129">Device A</text:span></text:p></draw:text-box></draw:frame></draw:g><draw:g draw:name="DrawObject 22" draw:style-name="gr8"><draw:custom-shape draw:name="Forme 62" draw:style-name="gr9" draw:text-style-name="P150" svg:width="2.603cm" svg:height="1.417cm" svg:x="13.051cm" svg:y="0.4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2" draw:style-name="gr10" draw:text-style-name="P152" svg:width="2.384cm" svg:height="1.181cm" svg:x="13.27cm" svg:y="0.73cm"><draw:text-box><text:p><text:span text:style-name="T128"><text:s text:c="7"/></text:span></text:p><text:p><text:span text:style-name="T129"><text:s text:c="3"/></text:span><text:span text:style-name="T129">Device B</text:span></text:p></draw:text-box></draw:frame></draw:g><draw:g draw:name="DrawObject 23" draw:style-name="gr8"><draw:custom-shape draw:name="Forme 63" draw:style-name="gr11" draw:text-style-name="P150" svg:width="5.331cm" svg:height="1.391cm" svg:x="0.953cm" svg:y="3.2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3" draw:style-name="gr12" draw:text-style-name="P153" svg:width="4.88cm" svg:height="1.16cm" svg:x="1.404cm" svg:y="3.452cm"><draw:text-box><text:p><text:span text:style-name="T129"><text:s text:c="7"/></text:span><text:span text:style-name="T129">Appli</text:span></text:p></draw:text-box></draw:frame></draw:g><draw:g draw:name="DrawObject 24" draw:style-name="gr8"><draw:custom-shape draw:name="Forme 64" draw:style-name="gr11" draw:text-style-name="P150" svg:width="5.331cm" svg:height="1.391cm" svg:x="0.986cm" svg:y="6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4" draw:style-name="gr12" draw:text-style-name="P153" svg:width="4.885cm" svg:height="1.16cm" svg:x="1.433cm" svg:y="6.929cm"><draw:text-box><text:p><text:span text:style-name="T129"><text:s text:c="2"/></text:span><text:span text:style-name="T129">ExchangeCtrl</text:span></text:p></draw:text-box></draw:frame></draw:g><draw:line draw:name="Ligne 33" draw:style-name="gr13" draw:text-style-name="P147" svg:x1="1.982cm" svg:y1="4.611cm" svg:x2="2.011cm" svg:y2="6.697cm"><text:p/></draw:line><draw:g draw:name="DrawObject 25" draw:style-name="gr8"><draw:custom-shape draw:name="Forme 65" draw:style-name="gr11" draw:text-style-name="P150" svg:width="5.331cm" svg:height="1.391cm" svg:x="11.155cm" svg:y="3.1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5" draw:style-name="gr12" draw:text-style-name="P153" svg:width="4.88cm" svg:height="1.16cm" svg:x="11.607cm" svg:y="3.373cm"><draw:text-box><text:p><text:span text:style-name="T129"><text:s text:c="7"/></text:span><text:span text:style-name="T129">Appli</text:span></text:p></draw:text-box></draw:frame></draw:g><draw:g draw:name="DrawObject 26" draw:style-name="gr8"><draw:custom-shape draw:name="Forme 66" draw:style-name="gr14" draw:text-style-name="P150" svg:width="3.671cm" svg:height="1.391cm" svg:x="11.189cm" svg:y="6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6" draw:style-name="gr12" draw:text-style-name="P153" svg:width="3.365cm" svg:height="1.16cm" svg:x="11.495cm" svg:y="6.929cm"><draw:text-box><text:p><text:span text:style-name="T129"><text:s text:c="2"/></text:span><text:span text:style-name="T129">ExchangeCtrl</text:span></text:p></draw:text-box></draw:frame></draw:g><draw:line draw:name="Ligne 34" draw:style-name="gr13" draw:text-style-name="P147" svg:x1="12.021cm" svg:y1="6.698cm" svg:x2="12.021cm" svg:y2="4.611cm"><text:p/></draw:line><draw:frame draw:name="Cadre de texte 67" draw:style-name="gr15" draw:text-style-name="P154" svg:width="1.703cm" svg:height="0.461cm" svg:x="0.039cm" svg:y="5.018cm"><draw:text-box><text:p><text:span text:style-name="T1">1-AsyMssg</text:span></text:p></draw:text-box></draw:frame><draw:path draw:name="Courbe de Bézier 7" draw:style-name="gr16" draw:text-style-name="P147" svg:width="0.602cm" svg:height="0.688cm" draw:transform="rotate (3.10528980514831) translate (0.986013888888889cm 7.92515277777778cm)" svg:viewBox="0 0 603 689" svg:d="M25 689c1315 0-25-689-25-689"><text:p/></draw:path><draw:frame draw:name="Cadre de texte 68" draw:style-name="gr17" draw:text-style-name="P154" svg:width="1.574cm" svg:height="0.814cm" svg:x="8.892cm" svg:y="6.957cm"><draw:text-box><text:p><text:span text:style-name="T1">4- Create Exch n°y</text:span></text:p></draw:text-box></draw:frame><draw:frame draw:name="Cadre de texte 69" draw:style-name="gr17" draw:text-style-name="P154" svg:width="2.163cm" svg:height="0.814cm" svg:x="1.02cm" svg:y="9.153cm"><draw:text-box><text:p><text:span text:style-name="T1">3- AsyMssg</text:span></text:p></draw:text-box></draw:frame><draw:frame draw:name="Cadre de texte 70" draw:style-name="gr17" draw:text-style-name="P154" svg:width="2.02cm" svg:height="0.814cm" svg:x="10.111cm" svg:y="5.117cm"><draw:text-box><text:p><text:span text:style-name="T1">5- AsyMssg</text:span></text:p></draw:text-box></draw:frame><draw:path draw:name="Courbe de Bézier 8" draw:style-name="gr16" draw:text-style-name="P147" svg:width="0.601cm" svg:height="0.669cm" draw:transform="rotate (0.0363028484414821) translate (10.5862512862607cm 7.07918684912662cm)" svg:viewBox="0 0 602 670" svg:d="M578 670c-1315-2 24-670 24-670"><text:p/></draw:path><draw:frame draw:name="Cadre de texte 71" draw:style-name="gr17" draw:text-style-name="P154" svg:width="1.574cm" svg:height="0.814cm" svg:x="-1.171cm" svg:y="7.006cm"><draw:text-box><text:p><text:span text:style-name="T1">2- Create Exch n°x</text:span></text:p></draw:text-box></draw:frame><draw:path draw:name="Courbe de Bézier 9" draw:style-name="gr16" draw:text-style-name="P147" svg:width="0.776cm" svg:height="0.688cm" draw:transform="skewX (-0.0178023583703422) rotate (-3.11349285263268) translate (15.635955967644cm 7.5981619438864cm)" svg:viewBox="0 0 777 689" svg:d="M746 689c-1696 0 31-689 31-689"><text:p/></draw:path><draw:frame draw:name="Cadre de texte 73" draw:style-name="gr17" draw:text-style-name="P154" svg:width="1.574cm" svg:height="0.814cm" svg:x="15.933cm" svg:y="6.826cm"><draw:text-box><text:p><text:span text:style-name="T1">6- Kill Exch n°y</text:span></text:p></draw:text-box></draw:frame><draw:polyline draw:name="Polyligne avec 4 angles 5" draw:style-name="gr16" draw:text-style-name="P147" svg:width="1.759cm" svg:height="9.555cm" draw:transform="rotate (-1.56119701590893) translate (12.4026428078132cm 7.99769935199008cm)" svg:viewBox="0 0 1760 9556" draw:points="0,9556 1669,9556 1760,0 91,32"><text:p/></draw:polyline><draw:polyline draw:name="Polyligne avec 4 angles 6" draw:style-name="gr16" draw:text-style-name="P147" svg:width="2.44cm" svg:height="9.156cm" draw:transform="skewX (0.00663225115757845) rotate (1.56433860856252) translate (4.35427777777778cm 10.4107083333333cm)" svg:viewBox="0 0 2441 9157" draw:points="2441,9157 120,9157 0,0 2322,31"><text:p/></draw:polyline><draw:frame draw:name="Cadre de texte 74" draw:style-name="gr18" draw:text-style-name="P154" svg:width="1.574cm" svg:height="0.525cm" svg:x="6.403cm" svg:y="9.97cm"><draw:text-box><text:p><text:span text:style-name="T1">7- Ack</text:span></text:p></draw:text-box></draw:frame><draw:line draw:name="Ligne 36" draw:style-name="gr13" draw:text-style-name="P147" svg:x1="4.292cm" svg:y1="6.698cm" svg:x2="4.292cm" svg:y2="4.611cm"><text:p/></draw:line><draw:frame draw:name="Cadre de texte 75" draw:style-name="gr18" draw:text-style-name="P154" svg:width="1.574cm" svg:height="0.525cm" svg:x="3.052cm" svg:y="5.334cm"><draw:text-box><text:p><text:span text:style-name="T1">8- Ack</text:span></text:p></draw:text-box></draw:frame><draw:ellipse draw:name="Arc d'ellipse 5" draw:style-name="gr19" draw:text-style-name="P147" svg:width="0.098cm" svg:height="0.017cm" svg:x="4.979cm" svg:y="7.318cm" draw:kind="arc" draw:start-angle="274.12" draw:end-angle="291.45"><text:p/></draw:ellipse><draw:ellipse draw:name="Arc d'ellipse 6" draw:style-name="gr16" draw:text-style-name="P147" svg:width="0.627cm" svg:height="0.449cm" svg:x="4.819cm" svg:y="7.461cm" draw:kind="arc" draw:start-angle="272.16" draw:end-angle="188.35"><text:p/></draw:ellipse><draw:frame draw:name="Cadre de texte 77" draw:style-name="gr18" draw:text-style-name="P154" svg:width="1.574cm" svg:height="0.525cm" svg:x="4.558cm" svg:y="6.839cm"><draw:text-box><text:p><text:span text:style-name="T1">8’- retry m</text:span></text:p></draw:text-box></draw:frame><draw:line draw:name="Ligne 38" draw:style-name="gr13" draw:text-style-name="P147" svg:x1="5.38cm" svg:y1="1.274cm" svg:x2="11.746cm" svg:y2="1.27cm"><text:p/></draw:line><draw:line draw:name="Ligne 39" draw:style-name="gr13" draw:text-style-name="P147" svg:x1="11.635cm" svg:y1="1.863cm" svg:x2="5.461cm" svg:y2="1.863cm"><text:p/></draw:line><draw:frame draw:name="Cadre de texte 78" draw:style-name="gr20" draw:text-style-name="P154" svg:width="2.216cm" svg:height="0.408cm" svg:x="6.565cm" svg:y="0.757cm"><draw:text-box><text:p><text:span text:style-name="T1">Message Asy</text:span></text:p></draw:text-box></draw:frame><draw:frame draw:name="Cadre de texte 79" draw:style-name="gr21" draw:text-style-name="P154" svg:width="1.574cm" svg:height="0.433cm" svg:x="6.565cm" svg:y="1.431cm"><draw:text-box><text:p><text:span text:style-name="T1">Ack</text:span></text:p></draw:text-box></draw:frame><draw:path draw:name="Courbe de Bézier 4" draw:style-name="gr16" draw:text-style-name="P147" svg:width="0.776cm" svg:height="0.688cm" draw:transform="skewX (-0.0178023583703422) rotate (-3.11349285263268) translate (7.09544207875507cm 7.66518972166413cm)" svg:viewBox="0 0 777 689" svg:d="M746 689c-1696 0 31-689 31-689"><text:p/></draw:path><draw:frame draw:name="Cadre de texte 72" draw:style-name="gr17" draw:text-style-name="P154" svg:width="1.574cm" svg:height="0.814cm" svg:x="7.001cm" svg:y="7.53cm"><draw:text-box><text:p><text:span text:style-name="T1">9- Kill Exch n°x</text:span></text:p></draw:text-box></draw:frame></draw:g></text:p>
      <text:p text:style-name="P26"/>
      <text:p text:style-name="P26"/>
      <text:h text:style-name="Heading_20_2" text:outline-level="2"><text:soft-page-break/>Définition de<text:span text:style-name="T118">s types et variables de la couche ExchangeCtrl</text:span></text:h>
      <text:p text:style-name="P113"/>
      <text:p text:style-name="P113">Un échange est une donnée complexe, structurée en champs. Voici le détail du type Exchange</text:p>
      <text:p text:style-name="P91"><text:span text:style-name="T73"><text:s/></text:span><text:span text:style-name="T50">|Dest@|Topic|Type_LenData|Data|Trial|</text:span><text:span text:style-name="T75"> </text:span><text:span text:style-name="T73"><text:s/></text:span><text:span text:style-name="T74"><text:s/></text:span><text:span text:style-name="T76">ou </text:span><text:span text:style-name="T73">|Dest@|Topic|Type_LenData|Data|Trial|</text:span><text:span text:style-name="T75"> </text:span></text:p>
      <text:p text:style-name="P91"><text:span text:style-name="T75"/></text:p>
      <text:p text:style-name="P135"><text:span text:style-name="T120">Type :</text:span><text:span text:style-name="T14"> </text:span><text:span text:style-name="T8">Exchange </text:span>:</text:p>
      <text:list xml:id="list808965572" text:style-name="L10">
        <text:list-item>
          <text:p text:style-name="P117">Enum Status<text:span text:style-name="T108"> <text:s text:c="3"/></text:span><text:span text:style-name="T117">Ready/</text:span><text:span text:style-name="T108">Free/FailToReceive/WaitOnReception/JustReceived/</text:span></text:p>
        </text:list-item>
        <text:list-item>
          <text:p text:style-name="P114"><text:span text:style-name="T106">char </text:span>OrgAdr</text:p>
        </text:list-item>
        <text:list-item>
          <text:p text:style-name="P114"><draw:custom-shape text:anchor-type="paragraph" draw:z-index="52" draw:name="Forme 67" draw:style-name="gr3" draw:text-style-name="P150" svg:width="6.785cm" svg:height="1.541cm" svg:x="10.126cm" svg:y="0.2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3" draw:name="Cadre de texte 82" draw:style-name="gr2" draw:text-style-name="P149" svg:width="3.239cm" svg:height="0.514cm" svg:x="11.31cm" svg:y="0.203cm"><draw:text-box><text:p text:style-name="P148"><text:span text:style-name="T125">Appli Layer</text:span></text:p></draw:text-box></draw:frame><text:span text:style-name="T106">char </text:span>DestAdr</text:p>
        </text:list-item>
        <text:list-item>
          <text:p text:style-name="P116">char Topic</text:p>
        </text:list-item>
        <text:list-item>
          <text:p text:style-name="P114"><draw:line text:anchor-type="paragraph" draw:z-index="54" draw:name="Ligne 35" draw:style-name="gr1" draw:text-style-name="P147" svg:x1="12.693cm" svg:y1="0.427cm" svg:x2="12.677cm" svg:y2="2.11cm"><text:p/></draw:line><text:span text:style-name="T106">char </text:span>Type<text:span text:style-name="T115"> <text:s/></text:span></text:p>
        </text:list-item>
        <text:list-item>
          <text:p text:style-name="P114"><draw:frame text:anchor-type="paragraph" draw:z-index="51" draw:name="Cadre de texte 81" draw:style-name="gr4" draw:text-style-name="P151" svg:width="2.424cm" svg:height="1.22cm" svg:x="10.414cm" svg:y="0.099cm"><draw:text-box><text:p><text:span text:style-name="T126">Type utilisé: </text:span></text:p><text:p><text:span text:style-name="T127">Request</text:span></text:p><text:p><text:span text:style-name="T127"/></text:p></draw:text-box></draw:frame><text:span text:style-name="T106">char </text:span>LenData</text:p>
        </text:list-item>
        <text:list-item>
          <text:p text:style-name="P117">char Data[30] <text:s text:c="2"/>30 ?</text:p>
        </text:list-item>
        <text:list-item>
          <text:p text:style-name="P114"><draw:custom-shape text:anchor-type="paragraph" draw:z-index="48" draw:name="Forme 2" draw:style-name="gr6" draw:text-style-name="P150" svg:width="7.088cm" svg:height="5.516cm" svg:x="10.031cm" svg:y="0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9" draw:name="Cadre de texte 76" draw:style-name="gr2" draw:text-style-name="P149" svg:width="3.239cm" svg:height="0.514cm" svg:x="11.118cm" svg:y="0.201cm"><draw:text-box><text:p text:style-name="P148"><text:span text:style-name="T125">Exchange Layer</text:span></text:p></draw:text-box></draw:frame><text:span text:style-name="T106">char </text:span>Trial</text:p>
        </text:list-item>
        <text:list-item>
          <text:p text:style-name="P117"><draw:frame text:anchor-type="paragraph" draw:z-index="50" draw:name="Cadre de texte 80" draw:style-name="gr5" draw:text-style-name="P151" svg:width="5.326cm" svg:height="3.248cm" svg:x="10.67cm" svg:y="0.342cm"><draw:text-box><text:p><text:span text:style-name="T126">Type :</text:span></text:p><text:p><text:span text:style-name="T1">Exchange</text:span></text:p><text:p><text:span text:style-name="T1">Request</text:span></text:p><text:p><text:span text:style-name="T1"/></text:p><text:p><text:span text:style-name="T126">Variables :</text:span></text:p><text:p><text:span text:style-name="T127">ExchLayerStatus</text:span></text:p><text:p><text:span text:style-name="T127">ExchTab[10]</text:span></text:p><text:p><text:span text:style-name="T127"/></text:p></draw:text-box></draw:frame>int TimeOutDate</text:p>
        </text:list-item>
        <text:list-item>
          <text:p text:style-name="P119"><text:span text:style-name="T106">char </text:span><text:span text:style-name="T99">FSM_</text:span>CurrentState<text:span text:style-name="T99"> </text:span></text:p>
        </text:list-item>
        <text:list-item>
          <text:p text:style-name="P104">FSM_Transition<text:span text:style-name="T107">_Struct FSM_Trans</text:span></text:p>
        </text:list-item>
      </text:list>
      <text:p text:style-name="P113"/>
      <text:p text:style-name="P120"><text:span text:style-name="T119">Var :</text:span><text:span text:style-name="T118"> </text:span>Exchange <text:span text:style-name="T6">ExchTab</text:span>[10]</text:p>
      <text:p text:style-name="P140"><text:span text:style-name="T121">Var :</text:span><text:span text:style-name="T49"> </text:span>ExchLayerStatus</text:p>
      <text:list xml:id="list2722906947" text:style-name="L11">
        <text:list-item>
          <text:p text:style-name="P121">char Current_ExchNb</text:p>
        </text:list-item>
        <text:list-item>
          <text:p text:style-name="P121">char ExchTabFull</text:p>
        </text:list-item>
      </text:list>
      <text:p text:style-name="P128"/>
      <text:p text:style-name="P137"><text:span text:style-name="T120">define :</text:span><text:span text:style-name="T114"> </text:span>ExchangeLayer defines</text:p>
      <text:p text:style-name="P128">#define MaxReqTrial</text:p>
      <text:p text:style-name="P128">#define MaxAsyMssgTrial</text:p>
      <text:p text:style-name="P128">#define Req_Timout_ms</text:p>
      <text:p text:style-name="P128">#define AsyMssg_Timout_ms</text:p>
      <text:p text:style-name="P120"/>
      <text:p text:style-name="P136"><text:span text:style-name="T120">Type :</text:span><text:span text:style-name="T14"> </text:span><text:span text:style-name="T15">Req</text:span><text:span text:style-name="T16">_AsyMssg</text:span><text:span text:style-name="T8"> </text:span>:</text:p>
      <text:list xml:id="list210622082629267" text:continue-list="list808965572" text:style-name="L10">
        <text:list-item>
          <text:p text:style-name="P115"><text:span text:style-name="T106">char </text:span>DestAdr</text:p>
        </text:list-item>
        <text:list-item>
          <text:p text:style-name="P118">char Topic</text:p>
        </text:list-item>
        <text:list-item>
          <text:p text:style-name="P115"><text:span text:style-name="T106">char </text:span>Type<text:span text:style-name="T115"> <text:s/></text:span></text:p>
        </text:list-item>
        <text:list-item>
          <text:p text:style-name="P115"><text:span text:style-name="T106">char </text:span><text:span text:style-name="T122">* PtrData</text:span></text:p>
        </text:list-item>
        <text:list-item>
          <text:p text:style-name="P115"><text:span text:style-name="T106">char </text:span>LenData</text:p>
        </text:list-item>
      </text:list>
      <text:h text:style-name="P79" text:outline-level="2"><text:soft-page-break/>Les fonctions de la couche</text:h>
      <text:p text:style-name="P122"/>
      <text:h text:style-name="Heading_20_3" text:outline-level="3">Création / destruction </text:h>
      <text:p text:style-name="P122"><text:span text:style-name="T109">char</text:span> Exch_Create (<text:span text:style-name="T110">void</text:span>)</text:p>
      <text:p text:style-name="P122">Si la table des échanges est pleine, renvoie -1</text:p>
      <text:p text:style-name="P122">Sinon</text:p>
      <text:p text:style-name="P122"><text:tab/>cherche un échange libre c'est à dire un échange dont le status == Free</text:p>
      <text:p text:style-name="P128"><text:tab/><text:span text:style-name="T7">ExchTab</text:span><text:span text:style-name="T107">[</text:span><text:span text:style-name="T108">Exch_Index</text:span><text:span text:style-name="T107">]</text:span>.Status=Ready</text:p>
      <text:p text:style-name="P122"><text:tab/>Renvoie l'indice de table correspondant (Exch_Index)</text:p>
      <text:p text:style-name="P122">FinSi</text:p>
      <text:p text:style-name="P120"/>
      <text:p text:style-name="P105"/>
      <text:p text:style-name="P105"/>
      <text:p text:style-name="P122"><text:span text:style-name="T109">void</text:span> Exch_Kill (<text:span text:style-name="T109">int </text:span><text:span text:style-name="T78">Exch_Index</text:span>)</text:p>
      <text:p text:style-name="P126">Mettre en reset tous les champs du l'échange correspondant,</text:p>
      <text:p text:style-name="P132">Reset FSM</text:p>
      <text:p text:style-name="P126">Placer le status à Free</text:p>
      <text:p text:style-name="P126"/>
      <text:h text:style-name="Heading_20_3" text:outline-level="3">I/O User Function </text:h>
      <text:p text:style-name="P125"><text:span text:style-name="T109">void</text:span> Exch_<text:span text:style-name="T117">SendReq</text:span> (<text:span text:style-name="T109">int </text:span><text:span text:style-name="T78">Exch_Index</text:span><text:span text:style-name="T84">, </text:span><text:span text:style-name="T112">Req</text:span><text:span text:style-name="T113">_AsyMssg</text:span><text:span text:style-name="T84"> Req</text:span>)</text:p>
      <text:p text:style-name="P130">Remplit <text:span text:style-name="T7">ExchTab</text:span><text:span text:style-name="T107">[</text:span><text:span text:style-name="T108">Exch_Index</text:span><text:span text:style-name="T107">]</text:span> avec les valeur de Req</text:p>
      <text:p text:style-name="P130">Lance la FSM associée</text:p>
      <text:p text:style-name="P126"/>
      <text:p text:style-name="P125"><text:span text:style-name="T109">void</text:span> Exch_<text:span text:style-name="T117">Send</text:span><text:span text:style-name="T123">AsyMssg</text:span> (<text:span text:style-name="T109">int </text:span><text:span text:style-name="T78">Exch_Index</text:span><text:span text:style-name="T84">, </text:span><text:span text:style-name="T112">Req</text:span><text:span text:style-name="T113">_AsyMssg</text:span><text:span text:style-name="T84"> </text:span><text:span text:style-name="T86">AsyMssg</text:span>)</text:p>
      <text:p text:style-name="P131">Remplit <text:span text:style-name="T7">ExchTab</text:span><text:span text:style-name="T107">[</text:span><text:span text:style-name="T108">Exch_Index</text:span><text:span text:style-name="T107">]</text:span> avec les valeur de <text:s/><text:span text:style-name="T86">AsyMssg</text:span></text:p>
      <text:p text:style-name="P130">Lance la FSM associée</text:p>
      <text:p text:style-name="P126"/>
      <text:p text:style-name="P126"/>
      <text:p text:style-name="P126"/>
      <text:p text:style-name="P126"/>
      <text:p text:style-name="P126"/>
      <text:p text:style-name="P126"/>
      <text:h text:style-name="Heading_20_3" text:outline-level="3"><text:soft-page-break/>Gestion des FSM </text:h>
      <text:p text:style-name="P141"/>
      <text:p text:style-name="P142">Il existera 3 FSM distinctes, Request, AsyMssg et Reception. Selon le type d'échange, l'une des trois sera lancée.</text:p>
      <text:p text:style-name="P142">Chaque échange a son propre état courant. Il possède aussi son ensemble de transition. Les 3 FSM partagent cet ensemble. Il est donc nécessaire de recenser et nommer (enum) TOUTES les transitions.<text:span text:style-name="T124"> Certaines auront un nom commun comme </text:span><text:span text:style-name="T17">Start</text:span><text:span text:style-name="T124"> par exemple.</text:span></text:p>
      <text:p text:style-name="P141"/>
      <text:p text:style-name="P124"><text:span text:style-name="T109">void</text:span> <text:span text:style-name="T115">E</text:span><text:span text:style-name="T117">x</text:span><text:span text:style-name="T115">ch_</text:span><text:span text:style-name="T99">F</text:span><text:span text:style-name="T116">SM_</text:span><text:span text:style-name="T122">Reset</text:span> (<text:span text:style-name="T109">int </text:span><text:span text:style-name="T78">Exch_Index</text:span>)</text:p>
      <text:p text:style-name="P131"><text:span text:style-name="T7">ExchTab</text:span><text:span text:style-name="T107">[</text:span><text:span text:style-name="T108">Exch_Index</text:span><text:span text:style-name="T107">]</text:span> <text:span text:style-name="T123">.CurrentState=Init</text:span></text:p>
      <text:p text:style-name="P131"/>
      <text:p text:style-name="P125"><text:span text:style-name="T109">void</text:span> <text:span text:style-name="T115">E</text:span><text:span text:style-name="T117">x</text:span><text:span text:style-name="T115">ch_</text:span><text:span text:style-name="T99">F</text:span><text:span text:style-name="T116">SM_</text:span><text:span text:style-name="T123">Start</text:span>(<text:span text:style-name="T109">int </text:span><text:span text:style-name="T78">Exch_Index</text:span>)</text:p>
      <text:p text:style-name="P131"><text:span text:style-name="T7">ExchTab</text:span><text:span text:style-name="T107">[</text:span><text:span text:style-name="T108">Exch_Index</text:span><text:span text:style-name="T107">]</text:span> <text:span text:style-name="T123">.</text:span><text:span text:style-name="T107">FSM_Trans</text:span><text:span text:style-name="T123">.Start=1</text:span></text:p>
      <text:p text:style-name="P126"/>
      <text:p text:style-name="P123"><text:span text:style-name="T109">void</text:span> <text:span text:style-name="T115">E</text:span><text:span text:style-name="T117">x</text:span><text:span text:style-name="T115">ch_</text:span><text:span text:style-name="T99">F</text:span><text:span text:style-name="T116">SM_Progress</text:span> (<text:span text:style-name="T109">int </text:span><text:span text:style-name="T78">Exch_Index</text:span>)</text:p>
      <text:p text:style-name="P128">Connaissant Exch_Index, on extrait Type </text:p>
      <text:p text:style-name="P126">Swich type:</text:p>
      <text:p text:style-name="P126"><text:span text:style-name="T122">Case</text:span> type == <text:span text:style-name="T117">Req</text:span></text:p>
      <text:p text:style-name="P129"><text:tab/>Req_FSM<text:span text:style-name="T122">_Progress</text:span><text:span text:style-name="T108">(</text:span><text:span text:style-name="T111">int </text:span><text:span text:style-name="T85">Exch_Index</text:span><text:span text:style-name="T108">)</text:span></text:p>
      <text:p text:style-name="P127"><text:span text:style-name="T122">Case</text:span> type == <text:span text:style-name="T122">AsyMssg</text:span></text:p>
      <text:p text:style-name="P130"><text:tab/>AsyMssg<text:span text:style-name="T117">_FSM</text:span>_Progress<text:span text:style-name="T108">(</text:span><text:span text:style-name="T111">int </text:span><text:span text:style-name="T85">Exch_Index</text:span><text:span text:style-name="T108">)</text:span></text:p>
      <text:p text:style-name="P130">Others (Ack et Data)</text:p>
      <text:p text:style-name="P130"><text:tab/>Reception_FSMProgress<text:span text:style-name="T108">(</text:span><text:span text:style-name="T111">int </text:span><text:span text:style-name="T85">Exch_Index</text:span><text:span text:style-name="T108">)</text:span></text:p>
      <text:p text:style-name="P130">Fin switch</text:p>
      <text:p text:style-name="P130"/>
      <text:p text:style-name="P130"/>
      <text:p text:style-name="P85"/>
      <text:p text:style-name="P102"/>
      <text:h text:style-name="Heading_20_2" text:outline-level="2">Machine<text:span text:style-name="T124">s</text:span> états finis couche ExchangeCtrl</text:h>
      <text:p text:style-name="P111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A cREUSER !!!</text:p>
      <text:p text:style-name="P26"/>
      <text:p text:style-name="P47">Pile full : erreur, réinit complète, variable status associée ?</text:p>
      <text:p text:style-name="P26"/>
      <text:p text:style-name="P26"/>
      <text:p text:style-name="P25">A chaque initiation d'une requete, ou d'un Mssg asy, on crée un échange.</text:p>
      <text:p text:style-name="P25">Chaque échange dans la table ExchangeTab</text:p>
      <text:p text:style-name="P25"><text:soft-page-break/>Chaque case du tableau contient une structure : ExchangeStruc avec plein de chps dont un pointeur du un type ExchangeData qui contient la donnée string et sa longueur pour un traitement de parsing à la couche supérieure.</text:p>
      <text:p text:style-name="P25">Chaque excnage est caractérisé par son numéro ds la table ainsi que par son ExchangeID = Topic:Org@</text:p>
      <text:p text:style-name="P25"/>
      <text:p text:style-name="P25">Exemple : </text:p>
      <text:p text:style-name="P25"/>
      <text:p text:style-name="P25">Je recois le topic 0x45 qui provient de @ 0x12. l'Exchange ID vaut 0x4512.</text:p>
      <text:p text:style-name="P25">Si je suis PartB, cet ID ne peut pas exister. Je l'ajoute à la table avec le status New.</text:p>
      <text:p text:style-name="P25"/>
      <text:p text:style-name="P25">Autre</text:p>
      <text:p text:style-name="P25"/>
      <text:p text:style-name="P25">Je reçois le topi</text:p>
      <text:p text:style-name="P25"/>
      <text:p text:style-name="P25">Sur réception, une fois la couche MAC passée, on regarde si le T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styles>
    <draw:marker draw:name="Arrow" svg:viewBox="0 0 20 20" svg:d="M0 20l10-20 10 20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2" fo:font-family="'Times New Roman'" style:font-style-name="Gras" style:font-family-generic="roman" style:font-pitch="variable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family="'Times New Roman'" style:font-style-name="Gras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3" fo:font-family="'Times New Roman'" style:font-style-name="Gras Italique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3T21:06:20.303000000</dc:date>
    <meta:editing-duration>P3DT17H50M21S</meta:editing-duration>
    <meta:editing-cycles>112</meta:editing-cycles>
    <meta:generator>LibreOffice/7.3.6.2$Windows_X86_64 LibreOffice_project/c28ca90fd6e1a19e189fc16c05f8f8924961e12e</meta:generator>
    <meta:print-date>2011-11-29T11:08:14.52</meta:print-date>
    <meta:document-statistic meta:table-count="0" meta:image-count="0" meta:object-count="0" meta:page-count="14" meta:paragraph-count="197" meta:word-count="2283" meta:character-count="14212" meta:non-whitespace-character-count="12129"/>
    <meta:user-defined meta:name="Info 1"/>
    <meta:user-defined meta:name="Info 2"/>
    <meta:user-defined meta:name="Info 3"/>
    <meta:user-defined meta:name="Info 4"/>
  </office:meta>
</office:document-meta>
</file>